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1003" calcext:value-type="float">
            <text:p>1003</text:p>
          </table:table-cell>
          <table:table-cell office:value-type="float" office:value="3945690507" calcext:value-type="float">
            <text:p>3945690507</text:p>
          </table:table-cell>
          <table:table-cell office:value-type="float" office:value="9261552465" calcext:value-type="float">
            <text:p>9261552465</text:p>
          </table:table-cell>
          <table:table-cell office:value-type="float" office:value="77991" calcext:value-type="float">
            <text:p>77991</text:p>
          </table:table-cell>
          <table:table-cell office:value-type="float" office:value="6397370" calcext:value-type="float">
            <text:p>6397370</text:p>
          </table:table-cell>
          <table:table-cell office:value-type="float" office:value="6455693" calcext:value-type="float">
            <text:p>6455693</text:p>
          </table:table-cell>
          <table:table-cell office:value-type="float" office:value="329" calcext:value-type="float">
            <text:p>32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029" calcext:value-type="float">
            <text:p>0.426029</text:p>
          </table:table-cell>
          <table:table-cell office:value-type="float" office:value="77991" calcext:value-type="float">
            <text:p>77991</text:p>
          </table:table-cell>
          <table:table-cell office:value-type="float" office:value="0.408207" calcext:value-type="float">
            <text:p>0.408207</text:p>
          </table:table-cell>
          <table:table-cell office:value-type="float" office:value="0.411929" calcext:value-type="float">
            <text:p>0.411929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.99" calcext:value-type="float">
            <text:p>0.99</text:p>
          </table:table-cell>
          <table:table-cell office:value-type="float" office:value="19622.17" calcext:value-type="float">
            <text:p>19622.17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2005" calcext:value-type="float">
            <text:p>2005</text:p>
          </table:table-cell>
          <table:table-cell office:value-type="float" office:value="3888761665" calcext:value-type="float">
            <text:p>3888761665</text:p>
          </table:table-cell>
          <table:table-cell office:value-type="float" office:value="9222307328" calcext:value-type="float">
            <text:p>9222307328</text:p>
          </table:table-cell>
          <table:table-cell office:value-type="float" office:value="54934" calcext:value-type="float">
            <text:p>54934</text:p>
          </table:table-cell>
          <table:table-cell office:value-type="float" office:value="4427643" calcext:value-type="float">
            <text:p>4427643</text:p>
          </table:table-cell>
          <table:table-cell office:value-type="float" office:value="4465250" calcext:value-type="float">
            <text:p>446525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1669" calcext:value-type="float">
            <text:p>0.421669</text:p>
          </table:table-cell>
          <table:table-cell office:value-type="float" office:value="54934" calcext:value-type="float">
            <text:p>54934</text:p>
          </table:table-cell>
          <table:table-cell office:value-type="float" office:value="0.282804" calcext:value-type="float">
            <text:p>0.282804</text:p>
          </table:table-cell>
          <table:table-cell office:value-type="float" office:value="0.285206" calcext:value-type="float">
            <text:p>0.285206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194141.3" calcext:value-type="float">
            <text:p>194141.3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3007" calcext:value-type="float">
            <text:p>3007</text:p>
          </table:table-cell>
          <table:table-cell office:value-type="float" office:value="4125700028" calcext:value-type="float">
            <text:p>4125700028</text:p>
          </table:table-cell>
          <table:table-cell office:value-type="float" office:value="9695217117" calcext:value-type="float">
            <text:p>9695217117</text:p>
          </table:table-cell>
          <table:table-cell office:value-type="float" office:value="76829" calcext:value-type="float">
            <text:p>76829</text:p>
          </table:table-cell>
          <table:table-cell office:value-type="float" office:value="6532816" calcext:value-type="float">
            <text:p>6532816</text:p>
          </table:table-cell>
          <table:table-cell office:value-type="float" office:value="6591367" calcext:value-type="float">
            <text:p>6591367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554" calcext:value-type="float">
            <text:p>0.42554</text:p>
          </table:table-cell>
          <table:table-cell office:value-type="float" office:value="76829" calcext:value-type="float">
            <text:p>76829</text:p>
          </table:table-cell>
          <table:table-cell office:value-type="float" office:value="0.417266" calcext:value-type="float">
            <text:p>0.417266</text:p>
          </table:table-cell>
          <table:table-cell office:value-type="float" office:value="0.421005" calcext:value-type="float">
            <text:p>0.421005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99" calcext:value-type="float">
            <text:p>0.99</text:p>
          </table:table-cell>
          <table:table-cell office:value-type="float" office:value="188324.77" calcext:value-type="float">
            <text:p>188324.77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4009" calcext:value-type="float">
            <text:p>4009</text:p>
          </table:table-cell>
          <table:table-cell office:value-type="float" office:value="3889165914" calcext:value-type="float">
            <text:p>3889165914</text:p>
          </table:table-cell>
          <table:table-cell office:value-type="float" office:value="9221342160" calcext:value-type="float">
            <text:p>9221342160</text:p>
          </table:table-cell>
          <table:table-cell office:value-type="float" office:value="55852" calcext:value-type="float">
            <text:p>55852</text:p>
          </table:table-cell>
          <table:table-cell office:value-type="float" office:value="4447249" calcext:value-type="float">
            <text:p>4447249</text:p>
          </table:table-cell>
          <table:table-cell office:value-type="float" office:value="4481863" calcext:value-type="float">
            <text:p>4481863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1757" calcext:value-type="float">
            <text:p>0.421757</text:p>
          </table:table-cell>
          <table:table-cell office:value-type="float" office:value="55852" calcext:value-type="float">
            <text:p>55852</text:p>
          </table:table-cell>
          <table:table-cell office:value-type="float" office:value="0.284056" calcext:value-type="float">
            <text:p>0.284056</text:p>
          </table:table-cell>
          <table:table-cell office:value-type="float" office:value="0.286267" calcext:value-type="float">
            <text:p>0.286267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99" calcext:value-type="float">
            <text:p>0.99</text:p>
          </table:table-cell>
          <table:table-cell office:value-type="float" office:value="112046.58" calcext:value-type="float">
            <text:p>112046.58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5012" calcext:value-type="float">
            <text:p>5012</text:p>
          </table:table-cell>
          <table:table-cell office:value-type="float" office:value="3935963744" calcext:value-type="float">
            <text:p>3935963744</text:p>
          </table:table-cell>
          <table:table-cell office:value-type="float" office:value="9225794243" calcext:value-type="float">
            <text:p>9225794243</text:p>
          </table:table-cell>
          <table:table-cell office:value-type="float" office:value="79557" calcext:value-type="float">
            <text:p>79557</text:p>
          </table:table-cell>
          <table:table-cell office:value-type="float" office:value="6575371" calcext:value-type="float">
            <text:p>6575371</text:p>
          </table:table-cell>
          <table:table-cell office:value-type="float" office:value="6627916" calcext:value-type="float">
            <text:p>6627916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626" calcext:value-type="float">
            <text:p>0.426626</text:p>
          </table:table-cell>
          <table:table-cell office:value-type="float" office:value="79557" calcext:value-type="float">
            <text:p>79557</text:p>
          </table:table-cell>
          <table:table-cell office:value-type="float" office:value="0.419565" calcext:value-type="float">
            <text:p>0.419565</text:p>
          </table:table-cell>
          <table:table-cell office:value-type="float" office:value="0.422918" calcext:value-type="float">
            <text:p>0.422918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736435.12" calcext:value-type="float">
            <text:p>736435.12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6014" calcext:value-type="float">
            <text:p>6014</text:p>
          </table:table-cell>
          <table:table-cell office:value-type="float" office:value="3930465796" calcext:value-type="float">
            <text:p>3930465796</text:p>
          </table:table-cell>
          <table:table-cell office:value-type="float" office:value="9417957621" calcext:value-type="float">
            <text:p>9417957621</text:p>
          </table:table-cell>
          <table:table-cell office:value-type="float" office:value="35681" calcext:value-type="float">
            <text:p>35681</text:p>
          </table:table-cell>
          <table:table-cell office:value-type="float" office:value="2523454" calcext:value-type="float">
            <text:p>2523454</text:p>
          </table:table-cell>
          <table:table-cell office:value-type="float" office:value="2544283" calcext:value-type="float">
            <text:p>2544283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7337" calcext:value-type="float">
            <text:p>0.417337</text:p>
          </table:table-cell>
          <table:table-cell office:value-type="float" office:value="35681" calcext:value-type="float">
            <text:p>35681</text:p>
          </table:table-cell>
          <table:table-cell office:value-type="float" office:value="0.161179" calcext:value-type="float">
            <text:p>0.161179</text:p>
          </table:table-cell>
          <table:table-cell office:value-type="float" office:value="0.162509" calcext:value-type="float">
            <text:p>0.162509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141349.06" calcext:value-type="float">
            <text:p>141349.06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7017" calcext:value-type="float">
            <text:p>7017</text:p>
          </table:table-cell>
          <table:table-cell office:value-type="float" office:value="4100615954" calcext:value-type="float">
            <text:p>4100615954</text:p>
          </table:table-cell>
          <table:table-cell office:value-type="float" office:value="9735178643" calcext:value-type="float">
            <text:p>9735178643</text:p>
          </table:table-cell>
          <table:table-cell office:value-type="float" office:value="55291" calcext:value-type="float">
            <text:p>55291</text:p>
          </table:table-cell>
          <table:table-cell office:value-type="float" office:value="4457478" calcext:value-type="float">
            <text:p>4457478</text:p>
          </table:table-cell>
          <table:table-cell office:value-type="float" office:value="4495412" calcext:value-type="float">
            <text:p>449541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1216" calcext:value-type="float">
            <text:p>0.421216</text:p>
          </table:table-cell>
          <table:table-cell office:value-type="float" office:value="55291" calcext:value-type="float">
            <text:p>55291</text:p>
          </table:table-cell>
          <table:table-cell office:value-type="float" office:value="0.284425" calcext:value-type="float">
            <text:p>0.284425</text:p>
          </table:table-cell>
          <table:table-cell office:value-type="float" office:value="0.286846" calcext:value-type="float">
            <text:p>0.286846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99" calcext:value-type="float">
            <text:p>0.99</text:p>
          </table:table-cell>
          <table:table-cell office:value-type="float" office:value="187308.83" calcext:value-type="float">
            <text:p>187308.83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8019" calcext:value-type="float">
            <text:p>8019</text:p>
          </table:table-cell>
          <table:table-cell office:value-type="float" office:value="3882978565" calcext:value-type="float">
            <text:p>3882978565</text:p>
          </table:table-cell>
          <table:table-cell office:value-type="float" office:value="9203687174" calcext:value-type="float">
            <text:p>9203687174</text:p>
          </table:table-cell>
          <table:table-cell office:value-type="float" office:value="56469" calcext:value-type="float">
            <text:p>56469</text:p>
          </table:table-cell>
          <table:table-cell office:value-type="float" office:value="4497778" calcext:value-type="float">
            <text:p>4497778</text:p>
          </table:table-cell>
          <table:table-cell office:value-type="float" office:value="4535623" calcext:value-type="float">
            <text:p>45356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1894" calcext:value-type="float">
            <text:p>0.421894</text:p>
          </table:table-cell>
          <table:table-cell office:value-type="float" office:value="56469" calcext:value-type="float">
            <text:p>56469</text:p>
          </table:table-cell>
          <table:table-cell office:value-type="float" office:value="0.287283" calcext:value-type="float">
            <text:p>0.287283</text:p>
          </table:table-cell>
          <table:table-cell office:value-type="float" office:value="0.2897" calcext:value-type="float">
            <text:p>0.2897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99" calcext:value-type="float">
            <text:p>0.99</text:p>
          </table:table-cell>
          <table:table-cell office:value-type="float" office:value="167986.03" calcext:value-type="float">
            <text:p>167986.03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9021" calcext:value-type="float">
            <text:p>9021</text:p>
          </table:table-cell>
          <table:table-cell office:value-type="float" office:value="3884449705" calcext:value-type="float">
            <text:p>3884449705</text:p>
          </table:table-cell>
          <table:table-cell office:value-type="float" office:value="9205295546" calcext:value-type="float">
            <text:p>9205295546</text:p>
          </table:table-cell>
          <table:table-cell office:value-type="float" office:value="55339" calcext:value-type="float">
            <text:p>55339</text:p>
          </table:table-cell>
          <table:table-cell office:value-type="float" office:value="4537756" calcext:value-type="float">
            <text:p>4537756</text:p>
          </table:table-cell>
          <table:table-cell office:value-type="float" office:value="4575578" calcext:value-type="float">
            <text:p>4575578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198" calcext:value-type="float">
            <text:p>0.42198</text:p>
          </table:table-cell>
          <table:table-cell office:value-type="float" office:value="55339" calcext:value-type="float">
            <text:p>55339</text:p>
          </table:table-cell>
          <table:table-cell office:value-type="float" office:value="0.289837" calcext:value-type="float">
            <text:p>0.289837</text:p>
          </table:table-cell>
          <table:table-cell office:value-type="float" office:value="0.292252" calcext:value-type="float">
            <text:p>0.29225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285973.62" calcext:value-type="float">
            <text:p>285973.62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10023" calcext:value-type="float">
            <text:p>10023</text:p>
          </table:table-cell>
          <table:table-cell office:value-type="float" office:value="3890790584" calcext:value-type="float">
            <text:p>3890790584</text:p>
          </table:table-cell>
          <table:table-cell office:value-type="float" office:value="9203666998" calcext:value-type="float">
            <text:p>9203666998</text:p>
          </table:table-cell>
          <table:table-cell office:value-type="float" office:value="59317" calcext:value-type="float">
            <text:p>59317</text:p>
          </table:table-cell>
          <table:table-cell office:value-type="float" office:value="4883214" calcext:value-type="float">
            <text:p>4883214</text:p>
          </table:table-cell>
          <table:table-cell office:value-type="float" office:value="4921160" calcext:value-type="float">
            <text:p>4921160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2744" calcext:value-type="float">
            <text:p>0.422744</text:p>
          </table:table-cell>
          <table:table-cell office:value-type="float" office:value="59317" calcext:value-type="float">
            <text:p>59317</text:p>
          </table:table-cell>
          <table:table-cell office:value-type="float" office:value="0.311902" calcext:value-type="float">
            <text:p>0.311902</text:p>
          </table:table-cell>
          <table:table-cell office:value-type="float" office:value="0.314326" calcext:value-type="float">
            <text:p>0.314326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99" calcext:value-type="float">
            <text:p>0.99</text:p>
          </table:table-cell>
          <table:table-cell office:value-type="float" office:value="123029" calcext:value-type="float">
            <text:p>123029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11025" calcext:value-type="float">
            <text:p>11025</text:p>
          </table:table-cell>
          <table:table-cell office:value-type="float" office:value="4139075105" calcext:value-type="float">
            <text:p>4139075105</text:p>
          </table:table-cell>
          <table:table-cell office:value-type="float" office:value="9710103237" calcext:value-type="float">
            <text:p>9710103237</text:p>
          </table:table-cell>
          <table:table-cell office:value-type="float" office:value="81123" calcext:value-type="float">
            <text:p>81123</text:p>
          </table:table-cell>
          <table:table-cell office:value-type="float" office:value="6872509" calcext:value-type="float">
            <text:p>6872509</text:p>
          </table:table-cell>
          <table:table-cell office:value-type="float" office:value="6928930" calcext:value-type="float">
            <text:p>6928930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265" calcext:value-type="float">
            <text:p>0.426265</text:p>
          </table:table-cell>
          <table:table-cell office:value-type="float" office:value="81123" calcext:value-type="float">
            <text:p>81123</text:p>
          </table:table-cell>
          <table:table-cell office:value-type="float" office:value="0.438963" calcext:value-type="float">
            <text:p>0.438963</text:p>
          </table:table-cell>
          <table:table-cell office:value-type="float" office:value="0.442566" calcext:value-type="float">
            <text:p>0.442566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99" calcext:value-type="float">
            <text:p>0.99</text:p>
          </table:table-cell>
          <table:table-cell office:value-type="float" office:value="192470.28" calcext:value-type="float">
            <text:p>192470.28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12027" calcext:value-type="float">
            <text:p>12027</text:p>
          </table:table-cell>
          <table:table-cell office:value-type="float" office:value="3931838858" calcext:value-type="float">
            <text:p>3931838858</text:p>
          </table:table-cell>
          <table:table-cell office:value-type="float" office:value="9202496521" calcext:value-type="float">
            <text:p>9202496521</text:p>
          </table:table-cell>
          <table:table-cell office:value-type="float" office:value="83128" calcext:value-type="float">
            <text:p>83128</text:p>
          </table:table-cell>
          <table:table-cell office:value-type="float" office:value="6850608" calcext:value-type="float">
            <text:p>6850608</text:p>
          </table:table-cell>
          <table:table-cell office:value-type="float" office:value="6907182" calcext:value-type="float">
            <text:p>690718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58" calcext:value-type="float">
            <text:p>0.427258</text:p>
          </table:table-cell>
          <table:table-cell office:value-type="float" office:value="83128" calcext:value-type="float">
            <text:p>83128</text:p>
          </table:table-cell>
          <table:table-cell office:value-type="float" office:value="0.437564" calcext:value-type="float">
            <text:p>0.437564</text:p>
          </table:table-cell>
          <table:table-cell office:value-type="float" office:value="0.441177" calcext:value-type="float">
            <text:p>0.441177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431698.88" calcext:value-type="float">
            <text:p>431698.88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13029" calcext:value-type="float">
            <text:p>13029</text:p>
          </table:table-cell>
          <table:table-cell office:value-type="float" office:value="3931883611" calcext:value-type="float">
            <text:p>3931883611</text:p>
          </table:table-cell>
          <table:table-cell office:value-type="float" office:value="9204011013" calcext:value-type="float">
            <text:p>9204011013</text:p>
          </table:table-cell>
          <table:table-cell office:value-type="float" office:value="81610" calcext:value-type="float">
            <text:p>81610</text:p>
          </table:table-cell>
          <table:table-cell office:value-type="float" office:value="6873372" calcext:value-type="float">
            <text:p>6873372</text:p>
          </table:table-cell>
          <table:table-cell office:value-type="float" office:value="6926808" calcext:value-type="float">
            <text:p>6926808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92" calcext:value-type="float">
            <text:p>0.427192</text:p>
          </table:table-cell>
          <table:table-cell office:value-type="float" office:value="81610" calcext:value-type="float">
            <text:p>81610</text:p>
          </table:table-cell>
          <table:table-cell office:value-type="float" office:value="0.439018" calcext:value-type="float">
            <text:p>0.439018</text:p>
          </table:table-cell>
          <table:table-cell office:value-type="float" office:value="0.442431" calcext:value-type="float">
            <text:p>0.44243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865851" calcext:value-type="float">
            <text:p>865851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14031" calcext:value-type="float">
            <text:p>14031</text:p>
          </table:table-cell>
          <table:table-cell office:value-type="float" office:value="3930294839" calcext:value-type="float">
            <text:p>3930294839</text:p>
          </table:table-cell>
          <table:table-cell office:value-type="float" office:value="9203644998" calcext:value-type="float">
            <text:p>9203644998</text:p>
          </table:table-cell>
          <table:table-cell office:value-type="float" office:value="79217" calcext:value-type="float">
            <text:p>79217</text:p>
          </table:table-cell>
          <table:table-cell office:value-type="float" office:value="6808761" calcext:value-type="float">
            <text:p>6808761</text:p>
          </table:table-cell>
          <table:table-cell office:value-type="float" office:value="6862726" calcext:value-type="float">
            <text:p>6862726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37" calcext:value-type="float">
            <text:p>0.427037</text:p>
          </table:table-cell>
          <table:table-cell office:value-type="float" office:value="79217" calcext:value-type="float">
            <text:p>79217</text:p>
          </table:table-cell>
          <table:table-cell office:value-type="float" office:value="0.434891" calcext:value-type="float">
            <text:p>0.434891</text:p>
          </table:table-cell>
          <table:table-cell office:value-type="float" office:value="0.438338" calcext:value-type="float">
            <text:p>0.438338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381262.56" calcext:value-type="float">
            <text:p>381262.56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15033" calcext:value-type="float">
            <text:p>15033</text:p>
          </table:table-cell>
          <table:table-cell office:value-type="float" office:value="4141703009" calcext:value-type="float">
            <text:p>4141703009</text:p>
          </table:table-cell>
          <table:table-cell office:value-type="float" office:value="9719780798" calcext:value-type="float">
            <text:p>9719780798</text:p>
          </table:table-cell>
          <table:table-cell office:value-type="float" office:value="79873" calcext:value-type="float">
            <text:p>79873</text:p>
          </table:table-cell>
          <table:table-cell office:value-type="float" office:value="6844971" calcext:value-type="float">
            <text:p>6844971</text:p>
          </table:table-cell>
          <table:table-cell office:value-type="float" office:value="6906176" calcext:value-type="float">
            <text:p>6906176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111" calcext:value-type="float">
            <text:p>0.426111</text:p>
          </table:table-cell>
          <table:table-cell office:value-type="float" office:value="79873" calcext:value-type="float">
            <text:p>79873</text:p>
          </table:table-cell>
          <table:table-cell office:value-type="float" office:value="0.437204" calcext:value-type="float">
            <text:p>0.437204</text:p>
          </table:table-cell>
          <table:table-cell office:value-type="float" office:value="0.441113" calcext:value-type="float">
            <text:p>0.441113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99" calcext:value-type="float">
            <text:p>0.99</text:p>
          </table:table-cell>
          <table:table-cell office:value-type="float" office:value="276247.03" calcext:value-type="float">
            <text:p>276247.03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16035" calcext:value-type="float">
            <text:p>16035</text:p>
          </table:table-cell>
          <table:table-cell office:value-type="float" office:value="3949521832" calcext:value-type="float">
            <text:p>3949521832</text:p>
          </table:table-cell>
          <table:table-cell office:value-type="float" office:value="9244553900" calcext:value-type="float">
            <text:p>9244553900</text:p>
          </table:table-cell>
          <table:table-cell office:value-type="float" office:value="82052" calcext:value-type="float">
            <text:p>82052</text:p>
          </table:table-cell>
          <table:table-cell office:value-type="float" office:value="6845866" calcext:value-type="float">
            <text:p>6845866</text:p>
          </table:table-cell>
          <table:table-cell office:value-type="float" office:value="6896011" calcext:value-type="float">
            <text:p>689601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27" calcext:value-type="float">
            <text:p>0.427227</text:p>
          </table:table-cell>
          <table:table-cell office:value-type="float" office:value="82052" calcext:value-type="float">
            <text:p>82052</text:p>
          </table:table-cell>
          <table:table-cell office:value-type="float" office:value="0.437261" calcext:value-type="float">
            <text:p>0.437261</text:p>
          </table:table-cell>
          <table:table-cell office:value-type="float" office:value="0.440464" calcext:value-type="float">
            <text:p>0.440464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405647.72" calcext:value-type="float">
            <text:p>405647.72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17037" calcext:value-type="float">
            <text:p>17037</text:p>
          </table:table-cell>
          <table:table-cell office:value-type="float" office:value="3931314529" calcext:value-type="float">
            <text:p>3931314529</text:p>
          </table:table-cell>
          <table:table-cell office:value-type="float" office:value="9203950354" calcext:value-type="float">
            <text:p>9203950354</text:p>
          </table:table-cell>
          <table:table-cell office:value-type="float" office:value="78883" calcext:value-type="float">
            <text:p>78883</text:p>
          </table:table-cell>
          <table:table-cell office:value-type="float" office:value="6864164" calcext:value-type="float">
            <text:p>6864164</text:p>
          </table:table-cell>
          <table:table-cell office:value-type="float" office:value="6923823" calcext:value-type="float">
            <text:p>6923823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33" calcext:value-type="float">
            <text:p>0.427133</text:p>
          </table:table-cell>
          <table:table-cell office:value-type="float" office:value="78883" calcext:value-type="float">
            <text:p>78883</text:p>
          </table:table-cell>
          <table:table-cell office:value-type="float" office:value="0.43843" calcext:value-type="float">
            <text:p>0.43843</text:p>
          </table:table-cell>
          <table:table-cell office:value-type="float" office:value="0.44224" calcext:value-type="float">
            <text:p>0.44224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29438.44" calcext:value-type="float">
            <text:p>629438.44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18039" calcext:value-type="float">
            <text:p>18039</text:p>
          </table:table-cell>
          <table:table-cell office:value-type="float" office:value="3932784859" calcext:value-type="float">
            <text:p>3932784859</text:p>
          </table:table-cell>
          <table:table-cell office:value-type="float" office:value="9203601723" calcext:value-type="float">
            <text:p>9203601723</text:p>
          </table:table-cell>
          <table:table-cell office:value-type="float" office:value="82148" calcext:value-type="float">
            <text:p>82148</text:p>
          </table:table-cell>
          <table:table-cell office:value-type="float" office:value="6872605" calcext:value-type="float">
            <text:p>6872605</text:p>
          </table:table-cell>
          <table:table-cell office:value-type="float" office:value="6928205" calcext:value-type="float">
            <text:p>692820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309" calcext:value-type="float">
            <text:p>0.427309</text:p>
          </table:table-cell>
          <table:table-cell office:value-type="float" office:value="82148" calcext:value-type="float">
            <text:p>82148</text:p>
          </table:table-cell>
          <table:table-cell office:value-type="float" office:value="0.438969" calcext:value-type="float">
            <text:p>0.438969</text:p>
          </table:table-cell>
          <table:table-cell office:value-type="float" office:value="0.44252" calcext:value-type="float">
            <text:p>0.44252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99" calcext:value-type="float">
            <text:p>0.99</text:p>
          </table:table-cell>
          <table:table-cell office:value-type="float" office:value="247435.89" calcext:value-type="float">
            <text:p>247435.89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19041" calcext:value-type="float">
            <text:p>19041</text:p>
          </table:table-cell>
          <table:table-cell office:value-type="float" office:value="4144918636" calcext:value-type="float">
            <text:p>4144918636</text:p>
          </table:table-cell>
          <table:table-cell office:value-type="float" office:value="9728010930" calcext:value-type="float">
            <text:p>9728010930</text:p>
          </table:table-cell>
          <table:table-cell office:value-type="float" office:value="79844" calcext:value-type="float">
            <text:p>79844</text:p>
          </table:table-cell>
          <table:table-cell office:value-type="float" office:value="6843770" calcext:value-type="float">
            <text:p>6843770</text:p>
          </table:table-cell>
          <table:table-cell office:value-type="float" office:value="6901570" calcext:value-type="float">
            <text:p>690157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081" calcext:value-type="float">
            <text:p>0.426081</text:p>
          </table:table-cell>
          <table:table-cell office:value-type="float" office:value="79844" calcext:value-type="float">
            <text:p>79844</text:p>
          </table:table-cell>
          <table:table-cell office:value-type="float" office:value="0.437127" calcext:value-type="float">
            <text:p>0.437127</text:p>
          </table:table-cell>
          <table:table-cell office:value-type="float" office:value="0.440819" calcext:value-type="float">
            <text:p>0.440819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328646.19" calcext:value-type="float">
            <text:p>328646.19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20044" calcext:value-type="float">
            <text:p>20044</text:p>
          </table:table-cell>
          <table:table-cell office:value-type="float" office:value="3931234763" calcext:value-type="float">
            <text:p>3931234763</text:p>
          </table:table-cell>
          <table:table-cell office:value-type="float" office:value="9202935387" calcext:value-type="float">
            <text:p>9202935387</text:p>
          </table:table-cell>
          <table:table-cell office:value-type="float" office:value="80033" calcext:value-type="float">
            <text:p>80033</text:p>
          </table:table-cell>
          <table:table-cell office:value-type="float" office:value="6853528" calcext:value-type="float">
            <text:p>6853528</text:p>
          </table:table-cell>
          <table:table-cell office:value-type="float" office:value="6912523" calcext:value-type="float">
            <text:p>691252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72" calcext:value-type="float">
            <text:p>0.427172</text:p>
          </table:table-cell>
          <table:table-cell office:value-type="float" office:value="80033" calcext:value-type="float">
            <text:p>80033</text:p>
          </table:table-cell>
          <table:table-cell office:value-type="float" office:value="0.437314" calcext:value-type="float">
            <text:p>0.437314</text:p>
          </table:table-cell>
          <table:table-cell office:value-type="float" office:value="0.441078" calcext:value-type="float">
            <text:p>0.441078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363817" calcext:value-type="float">
            <text:p>363817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21047" calcext:value-type="float">
            <text:p>21047</text:p>
          </table:table-cell>
          <table:table-cell office:value-type="float" office:value="3946536154" calcext:value-type="float">
            <text:p>3946536154</text:p>
          </table:table-cell>
          <table:table-cell office:value-type="float" office:value="9244244721" calcext:value-type="float">
            <text:p>9244244721</text:p>
          </table:table-cell>
          <table:table-cell office:value-type="float" office:value="78299" calcext:value-type="float">
            <text:p>78299</text:p>
          </table:table-cell>
          <table:table-cell office:value-type="float" office:value="6809801" calcext:value-type="float">
            <text:p>6809801</text:p>
          </table:table-cell>
          <table:table-cell office:value-type="float" office:value="6866536" calcext:value-type="float">
            <text:p>6866536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18" calcext:value-type="float">
            <text:p>0.426918</text:p>
          </table:table-cell>
          <table:table-cell office:value-type="float" office:value="78299" calcext:value-type="float">
            <text:p>78299</text:p>
          </table:table-cell>
          <table:table-cell office:value-type="float" office:value="0.434524" calcext:value-type="float">
            <text:p>0.434524</text:p>
          </table:table-cell>
          <table:table-cell office:value-type="float" office:value="0.438144" calcext:value-type="float">
            <text:p>0.438144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24230.56" calcext:value-type="float">
            <text:p>624230.56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22050" calcext:value-type="float">
            <text:p>22050</text:p>
          </table:table-cell>
          <table:table-cell office:value-type="float" office:value="3932135881" calcext:value-type="float">
            <text:p>3932135881</text:p>
          </table:table-cell>
          <table:table-cell office:value-type="float" office:value="9203835787" calcext:value-type="float">
            <text:p>9203835787</text:p>
          </table:table-cell>
          <table:table-cell office:value-type="float" office:value="80909" calcext:value-type="float">
            <text:p>80909</text:p>
          </table:table-cell>
          <table:table-cell office:value-type="float" office:value="6860435" calcext:value-type="float">
            <text:p>6860435</text:p>
          </table:table-cell>
          <table:table-cell office:value-type="float" office:value="6917302" calcext:value-type="float">
            <text:p>6917302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28" calcext:value-type="float">
            <text:p>0.427228</text:p>
          </table:table-cell>
          <table:table-cell office:value-type="float" office:value="80909" calcext:value-type="float">
            <text:p>80909</text:p>
          </table:table-cell>
          <table:table-cell office:value-type="float" office:value="0.437755" calcext:value-type="float">
            <text:p>0.437755</text:p>
          </table:table-cell>
          <table:table-cell office:value-type="float" office:value="0.441383" calcext:value-type="float">
            <text:p>0.441383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91730.19" calcext:value-type="float">
            <text:p>691730.19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23053" calcext:value-type="float">
            <text:p>23053</text:p>
          </table:table-cell>
          <table:table-cell office:value-type="float" office:value="4140938529" calcext:value-type="float">
            <text:p>4140938529</text:p>
          </table:table-cell>
          <table:table-cell office:value-type="float" office:value="9746967909" calcext:value-type="float">
            <text:p>9746967909</text:p>
          </table:table-cell>
          <table:table-cell office:value-type="float" office:value="74613" calcext:value-type="float">
            <text:p>74613</text:p>
          </table:table-cell>
          <table:table-cell office:value-type="float" office:value="6226801" calcext:value-type="float">
            <text:p>6226801</text:p>
          </table:table-cell>
          <table:table-cell office:value-type="float" office:value="6277190" calcext:value-type="float">
            <text:p>6277190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4844" calcext:value-type="float">
            <text:p>0.424844</text:p>
          </table:table-cell>
          <table:table-cell office:value-type="float" office:value="74613" calcext:value-type="float">
            <text:p>74613</text:p>
          </table:table-cell>
          <table:table-cell office:value-type="float" office:value="0.397323" calcext:value-type="float">
            <text:p>0.397323</text:p>
          </table:table-cell>
          <table:table-cell office:value-type="float" office:value="0.400539" calcext:value-type="float">
            <text:p>0.400539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99" calcext:value-type="float">
            <text:p>0.99</text:p>
          </table:table-cell>
          <table:table-cell office:value-type="float" office:value="232488.52" calcext:value-type="float">
            <text:p>232488.52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24056" calcext:value-type="float">
            <text:p>24056</text:p>
          </table:table-cell>
          <table:table-cell office:value-type="float" office:value="3992722124" calcext:value-type="float">
            <text:p>3992722124</text:p>
          </table:table-cell>
          <table:table-cell office:value-type="float" office:value="9435560800" calcext:value-type="float">
            <text:p>9435560800</text:p>
          </table:table-cell>
          <table:table-cell office:value-type="float" office:value="62627" calcext:value-type="float">
            <text:p>62627</text:p>
          </table:table-cell>
          <table:table-cell office:value-type="float" office:value="5271838" calcext:value-type="float">
            <text:p>5271838</text:p>
          </table:table-cell>
          <table:table-cell office:value-type="float" office:value="5314803" calcext:value-type="float">
            <text:p>5314803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3157" calcext:value-type="float">
            <text:p>0.423157</text:p>
          </table:table-cell>
          <table:table-cell office:value-type="float" office:value="62627" calcext:value-type="float">
            <text:p>62627</text:p>
          </table:table-cell>
          <table:table-cell office:value-type="float" office:value="0.336388" calcext:value-type="float">
            <text:p>0.336388</text:p>
          </table:table-cell>
          <table:table-cell office:value-type="float" office:value="0.33913" calcext:value-type="float">
            <text:p>0.33913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332175.19" calcext:value-type="float">
            <text:p>332175.19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25059" calcext:value-type="float">
            <text:p>25059</text:p>
          </table:table-cell>
          <table:table-cell office:value-type="float" office:value="4043485338" calcext:value-type="float">
            <text:p>4043485338</text:p>
          </table:table-cell>
          <table:table-cell office:value-type="float" office:value="9470178371" calcext:value-type="float">
            <text:p>9470178371</text:p>
          </table:table-cell>
          <table:table-cell office:value-type="float" office:value="83378" calcext:value-type="float">
            <text:p>83378</text:p>
          </table:table-cell>
          <table:table-cell office:value-type="float" office:value="6924116" calcext:value-type="float">
            <text:p>6924116</text:p>
          </table:table-cell>
          <table:table-cell office:value-type="float" office:value="6979930" calcext:value-type="float">
            <text:p>697993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7" calcext:value-type="float">
            <text:p>0.42697</text:p>
          </table:table-cell>
          <table:table-cell office:value-type="float" office:value="83378" calcext:value-type="float">
            <text:p>83378</text:p>
          </table:table-cell>
          <table:table-cell office:value-type="float" office:value="0.441818" calcext:value-type="float">
            <text:p>0.441818</text:p>
          </table:table-cell>
          <table:table-cell office:value-type="float" office:value="0.445379" calcext:value-type="float">
            <text:p>0.445379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872491.25" calcext:value-type="float">
            <text:p>872491.25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26062" calcext:value-type="float">
            <text:p>26062</text:p>
          </table:table-cell>
          <table:table-cell office:value-type="float" office:value="3948731926" calcext:value-type="float">
            <text:p>3948731926</text:p>
          </table:table-cell>
          <table:table-cell office:value-type="float" office:value="9249471689" calcext:value-type="float">
            <text:p>9249471689</text:p>
          </table:table-cell>
          <table:table-cell office:value-type="float" office:value="78450" calcext:value-type="float">
            <text:p>78450</text:p>
          </table:table-cell>
          <table:table-cell office:value-type="float" office:value="6810779" calcext:value-type="float">
            <text:p>6810779</text:p>
          </table:table-cell>
          <table:table-cell office:value-type="float" office:value="6868639" calcext:value-type="float">
            <text:p>686863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14" calcext:value-type="float">
            <text:p>0.426914</text:p>
          </table:table-cell>
          <table:table-cell office:value-type="float" office:value="78450" calcext:value-type="float">
            <text:p>78450</text:p>
          </table:table-cell>
          <table:table-cell office:value-type="float" office:value="0.434586" calcext:value-type="float">
            <text:p>0.434586</text:p>
          </table:table-cell>
          <table:table-cell office:value-type="float" office:value="0.438278" calcext:value-type="float">
            <text:p>0.438278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572386.56" calcext:value-type="float">
            <text:p>572386.56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27064" calcext:value-type="float">
            <text:p>27064</text:p>
          </table:table-cell>
          <table:table-cell office:value-type="float" office:value="4153035113" calcext:value-type="float">
            <text:p>4153035113</text:p>
          </table:table-cell>
          <table:table-cell office:value-type="float" office:value="9747490256" calcext:value-type="float">
            <text:p>9747490256</text:p>
          </table:table-cell>
          <table:table-cell office:value-type="float" office:value="81572" calcext:value-type="float">
            <text:p>81572</text:p>
          </table:table-cell>
          <table:table-cell office:value-type="float" office:value="6816056" calcext:value-type="float">
            <text:p>6816056</text:p>
          </table:table-cell>
          <table:table-cell office:value-type="float" office:value="6873666" calcext:value-type="float">
            <text:p>687366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062" calcext:value-type="float">
            <text:p>0.426062</text:p>
          </table:table-cell>
          <table:table-cell office:value-type="float" office:value="81572" calcext:value-type="float">
            <text:p>81572</text:p>
          </table:table-cell>
          <table:table-cell office:value-type="float" office:value="0.435357" calcext:value-type="float">
            <text:p>0.435357</text:p>
          </table:table-cell>
          <table:table-cell office:value-type="float" office:value="0.439037" calcext:value-type="float">
            <text:p>0.439037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99" calcext:value-type="float">
            <text:p>0.99</text:p>
          </table:table-cell>
          <table:table-cell office:value-type="float" office:value="245488.08" calcext:value-type="float">
            <text:p>245488.08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28067" calcext:value-type="float">
            <text:p>28067</text:p>
          </table:table-cell>
          <table:table-cell office:value-type="float" office:value="3932745542" calcext:value-type="float">
            <text:p>3932745542</text:p>
          </table:table-cell>
          <table:table-cell office:value-type="float" office:value="9204382602" calcext:value-type="float">
            <text:p>9204382602</text:p>
          </table:table-cell>
          <table:table-cell office:value-type="float" office:value="81235" calcext:value-type="float">
            <text:p>81235</text:p>
          </table:table-cell>
          <table:table-cell office:value-type="float" office:value="6866235" calcext:value-type="float">
            <text:p>6866235</text:p>
          </table:table-cell>
          <table:table-cell office:value-type="float" office:value="6917650" calcext:value-type="float">
            <text:p>691765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69" calcext:value-type="float">
            <text:p>0.427269</text:p>
          </table:table-cell>
          <table:table-cell office:value-type="float" office:value="81235" calcext:value-type="float">
            <text:p>81235</text:p>
          </table:table-cell>
          <table:table-cell office:value-type="float" office:value="0.438125" calcext:value-type="float">
            <text:p>0.438125</text:p>
          </table:table-cell>
          <table:table-cell office:value-type="float" office:value="0.441405" calcext:value-type="float">
            <text:p>0.44140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345882.5" calcext:value-type="float">
            <text:p>345882.5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29069" calcext:value-type="float">
            <text:p>29069</text:p>
          </table:table-cell>
          <table:table-cell office:value-type="float" office:value="3932135537" calcext:value-type="float">
            <text:p>3932135537</text:p>
          </table:table-cell>
          <table:table-cell office:value-type="float" office:value="9204728202" calcext:value-type="float">
            <text:p>9204728202</text:p>
          </table:table-cell>
          <table:table-cell office:value-type="float" office:value="79007" calcext:value-type="float">
            <text:p>79007</text:p>
          </table:table-cell>
          <table:table-cell office:value-type="float" office:value="6875649" calcext:value-type="float">
            <text:p>6875649</text:p>
          </table:table-cell>
          <table:table-cell office:value-type="float" office:value="6932500" calcext:value-type="float">
            <text:p>693250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86" calcext:value-type="float">
            <text:p>0.427186</text:p>
          </table:table-cell>
          <table:table-cell office:value-type="float" office:value="79007" calcext:value-type="float">
            <text:p>79007</text:p>
          </table:table-cell>
          <table:table-cell office:value-type="float" office:value="0.439163" calcext:value-type="float">
            <text:p>0.439163</text:p>
          </table:table-cell>
          <table:table-cell office:value-type="float" office:value="0.442794" calcext:value-type="float">
            <text:p>0.442794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866562.5" calcext:value-type="float">
            <text:p>866562.5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30071" calcext:value-type="float">
            <text:p>30071</text:p>
          </table:table-cell>
          <table:table-cell office:value-type="float" office:value="3932164433" calcext:value-type="float">
            <text:p>3932164433</text:p>
          </table:table-cell>
          <table:table-cell office:value-type="float" office:value="9204171798" calcext:value-type="float">
            <text:p>9204171798</text:p>
          </table:table-cell>
          <table:table-cell office:value-type="float" office:value="82418" calcext:value-type="float">
            <text:p>82418</text:p>
          </table:table-cell>
          <table:table-cell office:value-type="float" office:value="6850157" calcext:value-type="float">
            <text:p>6850157</text:p>
          </table:table-cell>
          <table:table-cell office:value-type="float" office:value="6905371" calcext:value-type="float">
            <text:p>6905371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15" calcext:value-type="float">
            <text:p>0.427215</text:p>
          </table:table-cell>
          <table:table-cell office:value-type="float" office:value="82418" calcext:value-type="float">
            <text:p>82418</text:p>
          </table:table-cell>
          <table:table-cell office:value-type="float" office:value="0.437535" calcext:value-type="float">
            <text:p>0.437535</text:p>
          </table:table-cell>
          <table:table-cell office:value-type="float" office:value="0.441062" calcext:value-type="float">
            <text:p>0.44106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90537.12" calcext:value-type="float">
            <text:p>690537.12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31073" calcext:value-type="float">
            <text:p>31073</text:p>
          </table:table-cell>
          <table:table-cell office:value-type="float" office:value="4155036709" calcext:value-type="float">
            <text:p>4155036709</text:p>
          </table:table-cell>
          <table:table-cell office:value-type="float" office:value="9756196734" calcext:value-type="float">
            <text:p>9756196734</text:p>
          </table:table-cell>
          <table:table-cell office:value-type="float" office:value="79042" calcext:value-type="float">
            <text:p>79042</text:p>
          </table:table-cell>
          <table:table-cell office:value-type="float" office:value="6774687" calcext:value-type="float">
            <text:p>6774687</text:p>
          </table:table-cell>
          <table:table-cell office:value-type="float" office:value="6835382" calcext:value-type="float">
            <text:p>683538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5887" calcext:value-type="float">
            <text:p>0.425887</text:p>
          </table:table-cell>
          <table:table-cell office:value-type="float" office:value="79042" calcext:value-type="float">
            <text:p>79042</text:p>
          </table:table-cell>
          <table:table-cell office:value-type="float" office:value="0.432715" calcext:value-type="float">
            <text:p>0.432715</text:p>
          </table:table-cell>
          <table:table-cell office:value-type="float" office:value="0.436591" calcext:value-type="float">
            <text:p>0.43659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99" calcext:value-type="float">
            <text:p>0.99</text:p>
          </table:table-cell>
          <table:table-cell office:value-type="float" office:value="273415.28" calcext:value-type="float">
            <text:p>273415.28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32075" calcext:value-type="float">
            <text:p>32075</text:p>
          </table:table-cell>
          <table:table-cell office:value-type="float" office:value="4060055082" calcext:value-type="float">
            <text:p>4060055082</text:p>
          </table:table-cell>
          <table:table-cell office:value-type="float" office:value="9522697855" calcext:value-type="float">
            <text:p>9522697855</text:p>
          </table:table-cell>
          <table:table-cell office:value-type="float" office:value="78301" calcext:value-type="float">
            <text:p>78301</text:p>
          </table:table-cell>
          <table:table-cell office:value-type="float" office:value="6873547" calcext:value-type="float">
            <text:p>6873547</text:p>
          </table:table-cell>
          <table:table-cell office:value-type="float" office:value="6935105" calcext:value-type="float">
            <text:p>6935105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356" calcext:value-type="float">
            <text:p>0.426356</text:p>
          </table:table-cell>
          <table:table-cell office:value-type="float" office:value="78301" calcext:value-type="float">
            <text:p>78301</text:p>
          </table:table-cell>
          <table:table-cell office:value-type="float" office:value="0.439029" calcext:value-type="float">
            <text:p>0.439029</text:p>
          </table:table-cell>
          <table:table-cell office:value-type="float" office:value="0.442961" calcext:value-type="float">
            <text:p>0.44296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433444.06" calcext:value-type="float">
            <text:p>433444.06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33077" calcext:value-type="float">
            <text:p>33077</text:p>
          </table:table-cell>
          <table:table-cell office:value-type="float" office:value="3933176665" calcext:value-type="float">
            <text:p>3933176665</text:p>
          </table:table-cell>
          <table:table-cell office:value-type="float" office:value="9204488813" calcext:value-type="float">
            <text:p>9204488813</text:p>
          </table:table-cell>
          <table:table-cell office:value-type="float" office:value="80998" calcext:value-type="float">
            <text:p>80998</text:p>
          </table:table-cell>
          <table:table-cell office:value-type="float" office:value="6871105" calcext:value-type="float">
            <text:p>6871105</text:p>
          </table:table-cell>
          <table:table-cell office:value-type="float" office:value="6926618" calcext:value-type="float">
            <text:p>6926618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311" calcext:value-type="float">
            <text:p>0.427311</text:p>
          </table:table-cell>
          <table:table-cell office:value-type="float" office:value="80998" calcext:value-type="float">
            <text:p>80998</text:p>
          </table:table-cell>
          <table:table-cell office:value-type="float" office:value="0.438873" calcext:value-type="float">
            <text:p>0.438873</text:p>
          </table:table-cell>
          <table:table-cell office:value-type="float" office:value="0.442419" calcext:value-type="float">
            <text:p>0.442419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29692.56" calcext:value-type="float">
            <text:p>629692.56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34079" calcext:value-type="float">
            <text:p>34079</text:p>
          </table:table-cell>
          <table:table-cell office:value-type="float" office:value="3932402004" calcext:value-type="float">
            <text:p>3932402004</text:p>
          </table:table-cell>
          <table:table-cell office:value-type="float" office:value="9204430207" calcext:value-type="float">
            <text:p>9204430207</text:p>
          </table:table-cell>
          <table:table-cell office:value-type="float" office:value="82021" calcext:value-type="float">
            <text:p>82021</text:p>
          </table:table-cell>
          <table:table-cell office:value-type="float" office:value="6837511" calcext:value-type="float">
            <text:p>6837511</text:p>
          </table:table-cell>
          <table:table-cell office:value-type="float" office:value="6889018" calcext:value-type="float">
            <text:p>6889018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29" calcext:value-type="float">
            <text:p>0.427229</text:p>
          </table:table-cell>
          <table:table-cell office:value-type="float" office:value="82021" calcext:value-type="float">
            <text:p>82021</text:p>
          </table:table-cell>
          <table:table-cell office:value-type="float" office:value="0.436727" calcext:value-type="float">
            <text:p>0.436727</text:p>
          </table:table-cell>
          <table:table-cell office:value-type="float" office:value="0.440017" calcext:value-type="float">
            <text:p>0.440017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382723.22" calcext:value-type="float">
            <text:p>382723.22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35081" calcext:value-type="float">
            <text:p>35081</text:p>
          </table:table-cell>
          <table:table-cell office:value-type="float" office:value="4160786323" calcext:value-type="float">
            <text:p>4160786323</text:p>
          </table:table-cell>
          <table:table-cell office:value-type="float" office:value="9765140929" calcext:value-type="float">
            <text:p>9765140929</text:p>
          </table:table-cell>
          <table:table-cell office:value-type="float" office:value="80897" calcext:value-type="float">
            <text:p>80897</text:p>
          </table:table-cell>
          <table:table-cell office:value-type="float" office:value="6843672" calcext:value-type="float">
            <text:p>6843672</text:p>
          </table:table-cell>
          <table:table-cell office:value-type="float" office:value="6904244" calcext:value-type="float">
            <text:p>6904244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086" calcext:value-type="float">
            <text:p>0.426086</text:p>
          </table:table-cell>
          <table:table-cell office:value-type="float" office:value="80897" calcext:value-type="float">
            <text:p>80897</text:p>
          </table:table-cell>
          <table:table-cell office:value-type="float" office:value="0.437121" calcext:value-type="float">
            <text:p>0.437121</text:p>
          </table:table-cell>
          <table:table-cell office:value-type="float" office:value="0.44099" calcext:value-type="float">
            <text:p>0.44099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300184.53" calcext:value-type="float">
            <text:p>300184.53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36083" calcext:value-type="float">
            <text:p>36083</text:p>
          </table:table-cell>
          <table:table-cell office:value-type="float" office:value="3959862271" calcext:value-type="float">
            <text:p>3959862271</text:p>
          </table:table-cell>
          <table:table-cell office:value-type="float" office:value="9270383469" calcext:value-type="float">
            <text:p>9270383469</text:p>
          </table:table-cell>
          <table:table-cell office:value-type="float" office:value="81669" calcext:value-type="float">
            <text:p>81669</text:p>
          </table:table-cell>
          <table:table-cell office:value-type="float" office:value="6868046" calcext:value-type="float">
            <text:p>6868046</text:p>
          </table:table-cell>
          <table:table-cell office:value-type="float" office:value="6922434" calcext:value-type="float">
            <text:p>6922434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52" calcext:value-type="float">
            <text:p>0.427152</text:p>
          </table:table-cell>
          <table:table-cell office:value-type="float" office:value="81669" calcext:value-type="float">
            <text:p>81669</text:p>
          </table:table-cell>
          <table:table-cell office:value-type="float" office:value="0.438678" calcext:value-type="float">
            <text:p>0.438678</text:p>
          </table:table-cell>
          <table:table-cell office:value-type="float" office:value="0.442151" calcext:value-type="float">
            <text:p>0.44215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407202" calcext:value-type="float">
            <text:p>407202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37085" calcext:value-type="float">
            <text:p>37085</text:p>
          </table:table-cell>
          <table:table-cell office:value-type="float" office:value="4063406700" calcext:value-type="float">
            <text:p>4063406700</text:p>
          </table:table-cell>
          <table:table-cell office:value-type="float" office:value="9528835611" calcext:value-type="float">
            <text:p>9528835611</text:p>
          </table:table-cell>
          <table:table-cell office:value-type="float" office:value="79139" calcext:value-type="float">
            <text:p>79139</text:p>
          </table:table-cell>
          <table:table-cell office:value-type="float" office:value="6874321" calcext:value-type="float">
            <text:p>6874321</text:p>
          </table:table-cell>
          <table:table-cell office:value-type="float" office:value="6933917" calcext:value-type="float">
            <text:p>693391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433" calcext:value-type="float">
            <text:p>0.426433</text:p>
          </table:table-cell>
          <table:table-cell office:value-type="float" office:value="79139" calcext:value-type="float">
            <text:p>79139</text:p>
          </table:table-cell>
          <table:table-cell office:value-type="float" office:value="0.439078" calcext:value-type="float">
            <text:p>0.439078</text:p>
          </table:table-cell>
          <table:table-cell office:value-type="float" office:value="0.442885" calcext:value-type="float">
            <text:p>0.44288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770435.25" calcext:value-type="float">
            <text:p>770435.25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38087" calcext:value-type="float">
            <text:p>38087</text:p>
          </table:table-cell>
          <table:table-cell office:value-type="float" office:value="3930114688" calcext:value-type="float">
            <text:p>3930114688</text:p>
          </table:table-cell>
          <table:table-cell office:value-type="float" office:value="9203849468" calcext:value-type="float">
            <text:p>9203849468</text:p>
          </table:table-cell>
          <table:table-cell office:value-type="float" office:value="79954" calcext:value-type="float">
            <text:p>79954</text:p>
          </table:table-cell>
          <table:table-cell office:value-type="float" office:value="6773918" calcext:value-type="float">
            <text:p>6773918</text:p>
          </table:table-cell>
          <table:table-cell office:value-type="float" office:value="6831206" calcext:value-type="float">
            <text:p>683120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08" calcext:value-type="float">
            <text:p>0.427008</text:p>
          </table:table-cell>
          <table:table-cell office:value-type="float" office:value="79954" calcext:value-type="float">
            <text:p>79954</text:p>
          </table:table-cell>
          <table:table-cell office:value-type="float" office:value="0.432665" calcext:value-type="float">
            <text:p>0.432665</text:p>
          </table:table-cell>
          <table:table-cell office:value-type="float" office:value="0.436325" calcext:value-type="float">
            <text:p>0.436325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99" calcext:value-type="float">
            <text:p>0.99</text:p>
          </table:table-cell>
          <table:table-cell office:value-type="float" office:value="253007.62" calcext:value-type="float">
            <text:p>253007.62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39089" calcext:value-type="float">
            <text:p>39089</text:p>
          </table:table-cell>
          <table:table-cell office:value-type="float" office:value="4162806532" calcext:value-type="float">
            <text:p>4162806532</text:p>
          </table:table-cell>
          <table:table-cell office:value-type="float" office:value="9774139266" calcext:value-type="float">
            <text:p>9774139266</text:p>
          </table:table-cell>
          <table:table-cell office:value-type="float" office:value="79441" calcext:value-type="float">
            <text:p>79441</text:p>
          </table:table-cell>
          <table:table-cell office:value-type="float" office:value="6760037" calcext:value-type="float">
            <text:p>6760037</text:p>
          </table:table-cell>
          <table:table-cell office:value-type="float" office:value="6820020" calcext:value-type="float">
            <text:p>682002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59" calcext:value-type="float">
            <text:p>0.4259</text:p>
          </table:table-cell>
          <table:table-cell office:value-type="float" office:value="79441" calcext:value-type="float">
            <text:p>79441</text:p>
          </table:table-cell>
          <table:table-cell office:value-type="float" office:value="0.431779" calcext:value-type="float">
            <text:p>0.431779</text:p>
          </table:table-cell>
          <table:table-cell office:value-type="float" office:value="0.43561" calcext:value-type="float">
            <text:p>0.4356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401177.66" calcext:value-type="float">
            <text:p>401177.66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40092" calcext:value-type="float">
            <text:p>40092</text:p>
          </table:table-cell>
          <table:table-cell office:value-type="float" office:value="3932797079" calcext:value-type="float">
            <text:p>3932797079</text:p>
          </table:table-cell>
          <table:table-cell office:value-type="float" office:value="9204976472" calcext:value-type="float">
            <text:p>9204976472</text:p>
          </table:table-cell>
          <table:table-cell office:value-type="float" office:value="82543" calcext:value-type="float">
            <text:p>82543</text:p>
          </table:table-cell>
          <table:table-cell office:value-type="float" office:value="6846667" calcext:value-type="float">
            <text:p>6846667</text:p>
          </table:table-cell>
          <table:table-cell office:value-type="float" office:value="6903135" calcext:value-type="float">
            <text:p>690313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47" calcext:value-type="float">
            <text:p>0.427247</text:p>
          </table:table-cell>
          <table:table-cell office:value-type="float" office:value="82543" calcext:value-type="float">
            <text:p>82543</text:p>
          </table:table-cell>
          <table:table-cell office:value-type="float" office:value="0.436876" calcext:value-type="float">
            <text:p>0.436876</text:p>
          </table:table-cell>
          <table:table-cell office:value-type="float" office:value="0.440479" calcext:value-type="float">
            <text:p>0.440479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431445.94" calcext:value-type="float">
            <text:p>431445.94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41095" calcext:value-type="float">
            <text:p>41095</text:p>
          </table:table-cell>
          <table:table-cell office:value-type="float" office:value="3955129828" calcext:value-type="float">
            <text:p>3955129828</text:p>
          </table:table-cell>
          <table:table-cell office:value-type="float" office:value="9265205896" calcext:value-type="float">
            <text:p>9265205896</text:p>
          </table:table-cell>
          <table:table-cell office:value-type="float" office:value="78918" calcext:value-type="float">
            <text:p>78918</text:p>
          </table:table-cell>
          <table:table-cell office:value-type="float" office:value="6810671" calcext:value-type="float">
            <text:p>6810671</text:p>
          </table:table-cell>
          <table:table-cell office:value-type="float" office:value="6867846" calcext:value-type="float">
            <text:p>6867846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88" calcext:value-type="float">
            <text:p>0.42688</text:p>
          </table:table-cell>
          <table:table-cell office:value-type="float" office:value="78918" calcext:value-type="float">
            <text:p>78918</text:p>
          </table:table-cell>
          <table:table-cell office:value-type="float" office:value="0.434579" calcext:value-type="float">
            <text:p>0.434579</text:p>
          </table:table-cell>
          <table:table-cell office:value-type="float" office:value="0.438227" calcext:value-type="float">
            <text:p>0.438227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24349.62" calcext:value-type="float">
            <text:p>624349.62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42098" calcext:value-type="float">
            <text:p>42098</text:p>
          </table:table-cell>
          <table:table-cell office:value-type="float" office:value="3932750540" calcext:value-type="float">
            <text:p>3932750540</text:p>
          </table:table-cell>
          <table:table-cell office:value-type="float" office:value="9204643297" calcext:value-type="float">
            <text:p>9204643297</text:p>
          </table:table-cell>
          <table:table-cell office:value-type="float" office:value="82951" calcext:value-type="float">
            <text:p>82951</text:p>
          </table:table-cell>
          <table:table-cell office:value-type="float" office:value="6865953" calcext:value-type="float">
            <text:p>6865953</text:p>
          </table:table-cell>
          <table:table-cell office:value-type="float" office:value="6917602" calcext:value-type="float">
            <text:p>691760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57" calcext:value-type="float">
            <text:p>0.427257</text:p>
          </table:table-cell>
          <table:table-cell office:value-type="float" office:value="82951" calcext:value-type="float">
            <text:p>82951</text:p>
          </table:table-cell>
          <table:table-cell office:value-type="float" office:value="0.438107" calcext:value-type="float">
            <text:p>0.438107</text:p>
          </table:table-cell>
          <table:table-cell office:value-type="float" office:value="0.441402" calcext:value-type="float">
            <text:p>0.44140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432350.12" calcext:value-type="float">
            <text:p>432350.12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43101" calcext:value-type="float">
            <text:p>43101</text:p>
          </table:table-cell>
          <table:table-cell office:value-type="float" office:value="4165600167" calcext:value-type="float">
            <text:p>4165600167</text:p>
          </table:table-cell>
          <table:table-cell office:value-type="float" office:value="9782588219" calcext:value-type="float">
            <text:p>9782588219</text:p>
          </table:table-cell>
          <table:table-cell office:value-type="float" office:value="78854" calcext:value-type="float">
            <text:p>78854</text:p>
          </table:table-cell>
          <table:table-cell office:value-type="float" office:value="6756429" calcext:value-type="float">
            <text:p>6756429</text:p>
          </table:table-cell>
          <table:table-cell office:value-type="float" office:value="6815481" calcext:value-type="float">
            <text:p>6815481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5818" calcext:value-type="float">
            <text:p>0.425818</text:p>
          </table:table-cell>
          <table:table-cell office:value-type="float" office:value="78854" calcext:value-type="float">
            <text:p>78854</text:p>
          </table:table-cell>
          <table:table-cell office:value-type="float" office:value="0.431118" calcext:value-type="float">
            <text:p>0.431118</text:p>
          </table:table-cell>
          <table:table-cell office:value-type="float" office:value="0.434886" calcext:value-type="float">
            <text:p>0.434886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324546.72" calcext:value-type="float">
            <text:p>324546.72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44104" calcext:value-type="float">
            <text:p>44104</text:p>
          </table:table-cell>
          <table:table-cell office:value-type="float" office:value="3931224903" calcext:value-type="float">
            <text:p>3931224903</text:p>
          </table:table-cell>
          <table:table-cell office:value-type="float" office:value="9204211984" calcext:value-type="float">
            <text:p>9204211984</text:p>
          </table:table-cell>
          <table:table-cell office:value-type="float" office:value="78725" calcext:value-type="float">
            <text:p>78725</text:p>
          </table:table-cell>
          <table:table-cell office:value-type="float" office:value="6858493" calcext:value-type="float">
            <text:p>6858493</text:p>
          </table:table-cell>
          <table:table-cell office:value-type="float" office:value="6913761" calcext:value-type="float">
            <text:p>691376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12" calcext:value-type="float">
            <text:p>0.427112</text:p>
          </table:table-cell>
          <table:table-cell office:value-type="float" office:value="78725" calcext:value-type="float">
            <text:p>78725</text:p>
          </table:table-cell>
          <table:table-cell office:value-type="float" office:value="0.437631" calcext:value-type="float">
            <text:p>0.437631</text:p>
          </table:table-cell>
          <table:table-cell office:value-type="float" office:value="0.441157" calcext:value-type="float">
            <text:p>0.441157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1382752.25" calcext:value-type="float">
            <text:p>1382752.25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45107" calcext:value-type="float">
            <text:p>45107</text:p>
          </table:table-cell>
          <table:table-cell office:value-type="float" office:value="3932709359" calcext:value-type="float">
            <text:p>3932709359</text:p>
          </table:table-cell>
          <table:table-cell office:value-type="float" office:value="9204762416" calcext:value-type="float">
            <text:p>9204762416</text:p>
          </table:table-cell>
          <table:table-cell office:value-type="float" office:value="82504" calcext:value-type="float">
            <text:p>82504</text:p>
          </table:table-cell>
          <table:table-cell office:value-type="float" office:value="6849424" calcext:value-type="float">
            <text:p>6849424</text:p>
          </table:table-cell>
          <table:table-cell office:value-type="float" office:value="6901488" calcext:value-type="float">
            <text:p>6901488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47" calcext:value-type="float">
            <text:p>0.427247</text:p>
          </table:table-cell>
          <table:table-cell office:value-type="float" office:value="82504" calcext:value-type="float">
            <text:p>82504</text:p>
          </table:table-cell>
          <table:table-cell office:value-type="float" office:value="0.437052" calcext:value-type="float">
            <text:p>0.437052</text:p>
          </table:table-cell>
          <table:table-cell office:value-type="float" office:value="0.440374" calcext:value-type="float">
            <text:p>0.440374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27408" calcext:value-type="float">
            <text:p>627408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46110" calcext:value-type="float">
            <text:p>46110</text:p>
          </table:table-cell>
          <table:table-cell office:value-type="float" office:value="3959210716" calcext:value-type="float">
            <text:p>3959210716</text:p>
          </table:table-cell>
          <table:table-cell office:value-type="float" office:value="9269797593" calcext:value-type="float">
            <text:p>9269797593</text:p>
          </table:table-cell>
          <table:table-cell office:value-type="float" office:value="82707" calcext:value-type="float">
            <text:p>82707</text:p>
          </table:table-cell>
          <table:table-cell office:value-type="float" office:value="6855134" calcext:value-type="float">
            <text:p>6855134</text:p>
          </table:table-cell>
          <table:table-cell office:value-type="float" office:value="6907057" calcext:value-type="float">
            <text:p>6907057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09" calcext:value-type="float">
            <text:p>0.427109</text:p>
          </table:table-cell>
          <table:table-cell office:value-type="float" office:value="82707" calcext:value-type="float">
            <text:p>82707</text:p>
          </table:table-cell>
          <table:table-cell office:value-type="float" office:value="0.437416" calcext:value-type="float">
            <text:p>0.437416</text:p>
          </table:table-cell>
          <table:table-cell office:value-type="float" office:value="0.440729" calcext:value-type="float">
            <text:p>0.440729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27914.25" calcext:value-type="float">
            <text:p>627914.25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47113" calcext:value-type="float">
            <text:p>47113</text:p>
          </table:table-cell>
          <table:table-cell office:value-type="float" office:value="4171351722" calcext:value-type="float">
            <text:p>4171351722</text:p>
          </table:table-cell>
          <table:table-cell office:value-type="float" office:value="9790401045" calcext:value-type="float">
            <text:p>9790401045</text:p>
          </table:table-cell>
          <table:table-cell office:value-type="float" office:value="81335" calcext:value-type="float">
            <text:p>81335</text:p>
          </table:table-cell>
          <table:table-cell office:value-type="float" office:value="6855788" calcext:value-type="float">
            <text:p>6855788</text:p>
          </table:table-cell>
          <table:table-cell office:value-type="float" office:value="6913943" calcext:value-type="float">
            <text:p>691394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065" calcext:value-type="float">
            <text:p>0.426065</text:p>
          </table:table-cell>
          <table:table-cell office:value-type="float" office:value="81335" calcext:value-type="float">
            <text:p>81335</text:p>
          </table:table-cell>
          <table:table-cell office:value-type="float" office:value="0.437458" calcext:value-type="float">
            <text:p>0.437458</text:p>
          </table:table-cell>
          <table:table-cell office:value-type="float" office:value="0.441169" calcext:value-type="float">
            <text:p>0.441169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99" calcext:value-type="float">
            <text:p>0.99</text:p>
          </table:table-cell>
          <table:table-cell office:value-type="float" office:value="181945.88" calcext:value-type="float">
            <text:p>181945.88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48116" calcext:value-type="float">
            <text:p>48116</text:p>
          </table:table-cell>
          <table:table-cell office:value-type="float" office:value="3930163242" calcext:value-type="float">
            <text:p>3930163242</text:p>
          </table:table-cell>
          <table:table-cell office:value-type="float" office:value="9203500675" calcext:value-type="float">
            <text:p>9203500675</text:p>
          </table:table-cell>
          <table:table-cell office:value-type="float" office:value="78839" calcext:value-type="float">
            <text:p>78839</text:p>
          </table:table-cell>
          <table:table-cell office:value-type="float" office:value="6810235" calcext:value-type="float">
            <text:p>6810235</text:p>
          </table:table-cell>
          <table:table-cell office:value-type="float" office:value="6867075" calcext:value-type="float">
            <text:p>686707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29" calcext:value-type="float">
            <text:p>0.427029</text:p>
          </table:table-cell>
          <table:table-cell office:value-type="float" office:value="78839" calcext:value-type="float">
            <text:p>78839</text:p>
          </table:table-cell>
          <table:table-cell office:value-type="float" office:value="0.434551" calcext:value-type="float">
            <text:p>0.434551</text:p>
          </table:table-cell>
          <table:table-cell office:value-type="float" office:value="0.438178" calcext:value-type="float">
            <text:p>0.438178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490505.34" calcext:value-type="float">
            <text:p>490505.34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49119" calcext:value-type="float">
            <text:p>49119</text:p>
          </table:table-cell>
          <table:table-cell office:value-type="float" office:value="3932682830" calcext:value-type="float">
            <text:p>3932682830</text:p>
          </table:table-cell>
          <table:table-cell office:value-type="float" office:value="9204161494" calcext:value-type="float">
            <text:p>9204161494</text:p>
          </table:table-cell>
          <table:table-cell office:value-type="float" office:value="82242" calcext:value-type="float">
            <text:p>82242</text:p>
          </table:table-cell>
          <table:table-cell office:value-type="float" office:value="6849615" calcext:value-type="float">
            <text:p>6849615</text:p>
          </table:table-cell>
          <table:table-cell office:value-type="float" office:value="6904153" calcext:value-type="float">
            <text:p>6904153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72" calcext:value-type="float">
            <text:p>0.427272</text:p>
          </table:table-cell>
          <table:table-cell office:value-type="float" office:value="82242" calcext:value-type="float">
            <text:p>82242</text:p>
          </table:table-cell>
          <table:table-cell office:value-type="float" office:value="0.437064" calcext:value-type="float">
            <text:p>0.437064</text:p>
          </table:table-cell>
          <table:table-cell office:value-type="float" office:value="0.440544" calcext:value-type="float">
            <text:p>0.440544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90415.31" calcext:value-type="float">
            <text:p>690415.31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50122" calcext:value-type="float">
            <text:p>50122</text:p>
          </table:table-cell>
          <table:table-cell office:value-type="float" office:value="3930318075" calcext:value-type="float">
            <text:p>3930318075</text:p>
          </table:table-cell>
          <table:table-cell office:value-type="float" office:value="9203944467" calcext:value-type="float">
            <text:p>9203944467</text:p>
          </table:table-cell>
          <table:table-cell office:value-type="float" office:value="78459" calcext:value-type="float">
            <text:p>78459</text:p>
          </table:table-cell>
          <table:table-cell office:value-type="float" office:value="6810814" calcext:value-type="float">
            <text:p>6810814</text:p>
          </table:table-cell>
          <table:table-cell office:value-type="float" office:value="6865922" calcext:value-type="float">
            <text:p>686592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25" calcext:value-type="float">
            <text:p>0.427025</text:p>
          </table:table-cell>
          <table:table-cell office:value-type="float" office:value="78459" calcext:value-type="float">
            <text:p>78459</text:p>
          </table:table-cell>
          <table:table-cell office:value-type="float" office:value="0.434588" calcext:value-type="float">
            <text:p>0.434588</text:p>
          </table:table-cell>
          <table:table-cell office:value-type="float" office:value="0.438105" calcext:value-type="float">
            <text:p>0.438105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99" calcext:value-type="float">
            <text:p>0.99</text:p>
          </table:table-cell>
          <table:table-cell office:value-type="float" office:value="286080.09" calcext:value-type="float">
            <text:p>286080.09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51125" calcext:value-type="float">
            <text:p>51125</text:p>
          </table:table-cell>
          <table:table-cell office:value-type="float" office:value="4174259080" calcext:value-type="float">
            <text:p>4174259080</text:p>
          </table:table-cell>
          <table:table-cell office:value-type="float" office:value="9799509501" calcext:value-type="float">
            <text:p>9799509501</text:p>
          </table:table-cell>
          <table:table-cell office:value-type="float" office:value="81446" calcext:value-type="float">
            <text:p>81446</text:p>
          </table:table-cell>
          <table:table-cell office:value-type="float" office:value="6806699" calcext:value-type="float">
            <text:p>6806699</text:p>
          </table:table-cell>
          <table:table-cell office:value-type="float" office:value="6865172" calcext:value-type="float">
            <text:p>6865172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5966" calcext:value-type="float">
            <text:p>0.425966</text:p>
          </table:table-cell>
          <table:table-cell office:value-type="float" office:value="81446" calcext:value-type="float">
            <text:p>81446</text:p>
          </table:table-cell>
          <table:table-cell office:value-type="float" office:value="0.434326" calcext:value-type="float">
            <text:p>0.434326</text:p>
          </table:table-cell>
          <table:table-cell office:value-type="float" office:value="0.438057" calcext:value-type="float">
            <text:p>0.438057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99" calcext:value-type="float">
            <text:p>0.99</text:p>
          </table:table-cell>
          <table:table-cell office:value-type="float" office:value="185545.19" calcext:value-type="float">
            <text:p>185545.19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52128" calcext:value-type="float">
            <text:p>52128</text:p>
          </table:table-cell>
          <table:table-cell office:value-type="float" office:value="3932218398" calcext:value-type="float">
            <text:p>3932218398</text:p>
          </table:table-cell>
          <table:table-cell office:value-type="float" office:value="9203797431" calcext:value-type="float">
            <text:p>9203797431</text:p>
          </table:table-cell>
          <table:table-cell office:value-type="float" office:value="82527" calcext:value-type="float">
            <text:p>82527</text:p>
          </table:table-cell>
          <table:table-cell office:value-type="float" office:value="6853664" calcext:value-type="float">
            <text:p>6853664</text:p>
          </table:table-cell>
          <table:table-cell office:value-type="float" office:value="6910259" calcext:value-type="float">
            <text:p>6910259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39" calcext:value-type="float">
            <text:p>0.427239</text:p>
          </table:table-cell>
          <table:table-cell office:value-type="float" office:value="82527" calcext:value-type="float">
            <text:p>82527</text:p>
          </table:table-cell>
          <table:table-cell office:value-type="float" office:value="0.437323" calcext:value-type="float">
            <text:p>0.437323</text:p>
          </table:table-cell>
          <table:table-cell office:value-type="float" office:value="0.440934" calcext:value-type="float">
            <text:p>0.440934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431891.19" calcext:value-type="float">
            <text:p>431891.19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53131" calcext:value-type="float">
            <text:p>53131</text:p>
          </table:table-cell>
          <table:table-cell office:value-type="float" office:value="3931556815" calcext:value-type="float">
            <text:p>3931556815</text:p>
          </table:table-cell>
          <table:table-cell office:value-type="float" office:value="9204383038" calcext:value-type="float">
            <text:p>9204383038</text:p>
          </table:table-cell>
          <table:table-cell office:value-type="float" office:value="78474" calcext:value-type="float">
            <text:p>78474</text:p>
          </table:table-cell>
          <table:table-cell office:value-type="float" office:value="6854788" calcext:value-type="float">
            <text:p>6854788</text:p>
          </table:table-cell>
          <table:table-cell office:value-type="float" office:value="6913527" calcext:value-type="float">
            <text:p>6913527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4" calcext:value-type="float">
            <text:p>0.42714</text:p>
          </table:table-cell>
          <table:table-cell office:value-type="float" office:value="78474" calcext:value-type="float">
            <text:p>78474</text:p>
          </table:table-cell>
          <table:table-cell office:value-type="float" office:value="0.437394" calcext:value-type="float">
            <text:p>0.437394</text:p>
          </table:table-cell>
          <table:table-cell office:value-type="float" office:value="0.441142" calcext:value-type="float">
            <text:p>0.44114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91352.69" calcext:value-type="float">
            <text:p>691352.69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54134" calcext:value-type="float">
            <text:p>54134</text:p>
          </table:table-cell>
          <table:table-cell office:value-type="float" office:value="3932508462" calcext:value-type="float">
            <text:p>3932508462</text:p>
          </table:table-cell>
          <table:table-cell office:value-type="float" office:value="9204002591" calcext:value-type="float">
            <text:p>9204002591</text:p>
          </table:table-cell>
          <table:table-cell office:value-type="float" office:value="82830" calcext:value-type="float">
            <text:p>82830</text:p>
          </table:table-cell>
          <table:table-cell office:value-type="float" office:value="6871215" calcext:value-type="float">
            <text:p>6871215</text:p>
          </table:table-cell>
          <table:table-cell office:value-type="float" office:value="6924729" calcext:value-type="float">
            <text:p>692472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61" calcext:value-type="float">
            <text:p>0.427261</text:p>
          </table:table-cell>
          <table:table-cell office:value-type="float" office:value="82830" calcext:value-type="float">
            <text:p>82830</text:p>
          </table:table-cell>
          <table:table-cell office:value-type="float" office:value="0.438442" calcext:value-type="float">
            <text:p>0.438442</text:p>
          </table:table-cell>
          <table:table-cell office:value-type="float" office:value="0.441857" calcext:value-type="float">
            <text:p>0.441857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577060.75" calcext:value-type="float">
            <text:p>577060.75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55137" calcext:value-type="float">
            <text:p>55137</text:p>
          </table:table-cell>
          <table:table-cell office:value-type="float" office:value="4117850099" calcext:value-type="float">
            <text:p>4117850099</text:p>
          </table:table-cell>
          <table:table-cell office:value-type="float" office:value="9723970336" calcext:value-type="float">
            <text:p>9723970336</text:p>
          </table:table-cell>
          <table:table-cell office:value-type="float" office:value="66802" calcext:value-type="float">
            <text:p>66802</text:p>
          </table:table-cell>
          <table:table-cell office:value-type="float" office:value="5578644" calcext:value-type="float">
            <text:p>5578644</text:p>
          </table:table-cell>
          <table:table-cell office:value-type="float" office:value="5626650" calcext:value-type="float">
            <text:p>562665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3474" calcext:value-type="float">
            <text:p>0.423474</text:p>
          </table:table-cell>
          <table:table-cell office:value-type="float" office:value="66802" calcext:value-type="float">
            <text:p>66802</text:p>
          </table:table-cell>
          <table:table-cell office:value-type="float" office:value="0.355965" calcext:value-type="float">
            <text:p>0.355965</text:p>
          </table:table-cell>
          <table:table-cell office:value-type="float" office:value="0.359029" calcext:value-type="float">
            <text:p>0.359029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99" calcext:value-type="float">
            <text:p>0.99</text:p>
          </table:table-cell>
          <table:table-cell office:value-type="float" office:value="225066" calcext:value-type="float">
            <text:p>225066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56140" calcext:value-type="float">
            <text:p>56140</text:p>
          </table:table-cell>
          <table:table-cell office:value-type="float" office:value="4048632622" calcext:value-type="float">
            <text:p>4048632622</text:p>
          </table:table-cell>
          <table:table-cell office:value-type="float" office:value="9550433592" calcext:value-type="float">
            <text:p>9550433592</text:p>
          </table:table-cell>
          <table:table-cell office:value-type="float" office:value="67486" calcext:value-type="float">
            <text:p>67486</text:p>
          </table:table-cell>
          <table:table-cell office:value-type="float" office:value="5724423" calcext:value-type="float">
            <text:p>5724423</text:p>
          </table:table-cell>
          <table:table-cell office:value-type="float" office:value="5774308" calcext:value-type="float">
            <text:p>577430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3921" calcext:value-type="float">
            <text:p>0.423921</text:p>
          </table:table-cell>
          <table:table-cell office:value-type="float" office:value="67486" calcext:value-type="float">
            <text:p>67486</text:p>
          </table:table-cell>
          <table:table-cell office:value-type="float" office:value="0.365267" calcext:value-type="float">
            <text:p>0.365267</text:p>
          </table:table-cell>
          <table:table-cell office:value-type="float" office:value="0.36845" calcext:value-type="float">
            <text:p>0.3684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577430.81" calcext:value-type="float">
            <text:p>577430.81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57143" calcext:value-type="float">
            <text:p>57143</text:p>
          </table:table-cell>
          <table:table-cell office:value-type="float" office:value="4057291627" calcext:value-type="float">
            <text:p>4057291627</text:p>
          </table:table-cell>
          <table:table-cell office:value-type="float" office:value="9508204325" calcext:value-type="float">
            <text:p>9508204325</text:p>
          </table:table-cell>
          <table:table-cell office:value-type="float" office:value="81496" calcext:value-type="float">
            <text:p>81496</text:p>
          </table:table-cell>
          <table:table-cell office:value-type="float" office:value="6854357" calcext:value-type="float">
            <text:p>6854357</text:p>
          </table:table-cell>
          <table:table-cell office:value-type="float" office:value="6912215" calcext:value-type="float">
            <text:p>6912215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715" calcext:value-type="float">
            <text:p>0.426715</text:p>
          </table:table-cell>
          <table:table-cell office:value-type="float" office:value="81496" calcext:value-type="float">
            <text:p>81496</text:p>
          </table:table-cell>
          <table:table-cell office:value-type="float" office:value="0.437367" calcext:value-type="float">
            <text:p>0.437367</text:p>
          </table:table-cell>
          <table:table-cell office:value-type="float" office:value="0.441059" calcext:value-type="float">
            <text:p>0.441059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576017.94" calcext:value-type="float">
            <text:p>576017.94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58146" calcext:value-type="float">
            <text:p>58146</text:p>
          </table:table-cell>
          <table:table-cell office:value-type="float" office:value="3931935347" calcext:value-type="float">
            <text:p>3931935347</text:p>
          </table:table-cell>
          <table:table-cell office:value-type="float" office:value="9204191390" calcext:value-type="float">
            <text:p>9204191390</text:p>
          </table:table-cell>
          <table:table-cell office:value-type="float" office:value="82031" calcext:value-type="float">
            <text:p>82031</text:p>
          </table:table-cell>
          <table:table-cell office:value-type="float" office:value="6812235" calcext:value-type="float">
            <text:p>6812235</text:p>
          </table:table-cell>
          <table:table-cell office:value-type="float" office:value="6869210" calcext:value-type="float">
            <text:p>686921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9" calcext:value-type="float">
            <text:p>0.42719</text:p>
          </table:table-cell>
          <table:table-cell office:value-type="float" office:value="82031" calcext:value-type="float">
            <text:p>82031</text:p>
          </table:table-cell>
          <table:table-cell office:value-type="float" office:value="0.434679" calcext:value-type="float">
            <text:p>0.434679</text:p>
          </table:table-cell>
          <table:table-cell office:value-type="float" office:value="0.438314" calcext:value-type="float">
            <text:p>0.438314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86921" calcext:value-type="float">
            <text:p>686921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59149" calcext:value-type="float">
            <text:p>59149</text:p>
          </table:table-cell>
          <table:table-cell office:value-type="float" office:value="4181882115" calcext:value-type="float">
            <text:p>4181882115</text:p>
          </table:table-cell>
          <table:table-cell office:value-type="float" office:value="9816967799" calcext:value-type="float">
            <text:p>9816967799</text:p>
          </table:table-cell>
          <table:table-cell office:value-type="float" office:value="80973" calcext:value-type="float">
            <text:p>80973</text:p>
          </table:table-cell>
          <table:table-cell office:value-type="float" office:value="6861495" calcext:value-type="float">
            <text:p>6861495</text:p>
          </table:table-cell>
          <table:table-cell office:value-type="float" office:value="6920637" calcext:value-type="float">
            <text:p>692063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5985" calcext:value-type="float">
            <text:p>0.425985</text:p>
          </table:table-cell>
          <table:table-cell office:value-type="float" office:value="80973" calcext:value-type="float">
            <text:p>80973</text:p>
          </table:table-cell>
          <table:table-cell office:value-type="float" office:value="0.437822" calcext:value-type="float">
            <text:p>0.437822</text:p>
          </table:table-cell>
          <table:table-cell office:value-type="float" office:value="0.441596" calcext:value-type="float">
            <text:p>0.441596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99" calcext:value-type="float">
            <text:p>0.99</text:p>
          </table:table-cell>
          <table:table-cell office:value-type="float" office:value="266178.34" calcext:value-type="float">
            <text:p>266178.34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60152" calcext:value-type="float">
            <text:p>60152</text:p>
          </table:table-cell>
          <table:table-cell office:value-type="float" office:value="3932596392" calcext:value-type="float">
            <text:p>3932596392</text:p>
          </table:table-cell>
          <table:table-cell office:value-type="float" office:value="9203337852" calcext:value-type="float">
            <text:p>9203337852</text:p>
          </table:table-cell>
          <table:table-cell office:value-type="float" office:value="81058" calcext:value-type="float">
            <text:p>81058</text:p>
          </table:table-cell>
          <table:table-cell office:value-type="float" office:value="6870931" calcext:value-type="float">
            <text:p>6870931</text:p>
          </table:table-cell>
          <table:table-cell office:value-type="float" office:value="6925167" calcext:value-type="float">
            <text:p>6925167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301" calcext:value-type="float">
            <text:p>0.427301</text:p>
          </table:table-cell>
          <table:table-cell office:value-type="float" office:value="81058" calcext:value-type="float">
            <text:p>81058</text:p>
          </table:table-cell>
          <table:table-cell office:value-type="float" office:value="0.438424" calcext:value-type="float">
            <text:p>0.438424</text:p>
          </table:table-cell>
          <table:table-cell office:value-type="float" office:value="0.441885" calcext:value-type="float">
            <text:p>0.44188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432822.94" calcext:value-type="float">
            <text:p>432822.94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61155" calcext:value-type="float">
            <text:p>61155</text:p>
          </table:table-cell>
          <table:table-cell office:value-type="float" office:value="3964359835" calcext:value-type="float">
            <text:p>3964359835</text:p>
          </table:table-cell>
          <table:table-cell office:value-type="float" office:value="9285177405" calcext:value-type="float">
            <text:p>9285177405</text:p>
          </table:table-cell>
          <table:table-cell office:value-type="float" office:value="82507" calcext:value-type="float">
            <text:p>82507</text:p>
          </table:table-cell>
          <table:table-cell office:value-type="float" office:value="6841791" calcext:value-type="float">
            <text:p>6841791</text:p>
          </table:table-cell>
          <table:table-cell office:value-type="float" office:value="6894873" calcext:value-type="float">
            <text:p>6894873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6956" calcext:value-type="float">
            <text:p>0.426956</text:p>
          </table:table-cell>
          <table:table-cell office:value-type="float" office:value="82507" calcext:value-type="float">
            <text:p>82507</text:p>
          </table:table-cell>
          <table:table-cell office:value-type="float" office:value="0.436565" calcext:value-type="float">
            <text:p>0.436565</text:p>
          </table:table-cell>
          <table:table-cell office:value-type="float" office:value="0.439952" calcext:value-type="float">
            <text:p>0.43995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574572.75" calcext:value-type="float">
            <text:p>574572.75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62158" calcext:value-type="float">
            <text:p>62158</text:p>
          </table:table-cell>
          <table:table-cell office:value-type="float" office:value="3930339163" calcext:value-type="float">
            <text:p>3930339163</text:p>
          </table:table-cell>
          <table:table-cell office:value-type="float" office:value="9203948704" calcext:value-type="float">
            <text:p>9203948704</text:p>
          </table:table-cell>
          <table:table-cell office:value-type="float" office:value="79385" calcext:value-type="float">
            <text:p>79385</text:p>
          </table:table-cell>
          <table:table-cell office:value-type="float" office:value="6809341" calcext:value-type="float">
            <text:p>6809341</text:p>
          </table:table-cell>
          <table:table-cell office:value-type="float" office:value="6862183" calcext:value-type="float">
            <text:p>6862183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27" calcext:value-type="float">
            <text:p>0.427027</text:p>
          </table:table-cell>
          <table:table-cell office:value-type="float" office:value="79385" calcext:value-type="float">
            <text:p>79385</text:p>
          </table:table-cell>
          <table:table-cell office:value-type="float" office:value="0.434494" calcext:value-type="float">
            <text:p>0.434494</text:p>
          </table:table-cell>
          <table:table-cell office:value-type="float" office:value="0.437866" calcext:value-type="float">
            <text:p>0.437866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326770.62" calcext:value-type="float">
            <text:p>326770.62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63161" calcext:value-type="float">
            <text:p>63161</text:p>
          </table:table-cell>
          <table:table-cell office:value-type="float" office:value="4184436837" calcext:value-type="float">
            <text:p>4184436837</text:p>
          </table:table-cell>
          <table:table-cell office:value-type="float" office:value="9826077986" calcext:value-type="float">
            <text:p>9826077986</text:p>
          </table:table-cell>
          <table:table-cell office:value-type="float" office:value="79693" calcext:value-type="float">
            <text:p>79693</text:p>
          </table:table-cell>
          <table:table-cell office:value-type="float" office:value="6809516" calcext:value-type="float">
            <text:p>6809516</text:p>
          </table:table-cell>
          <table:table-cell office:value-type="float" office:value="6865665" calcext:value-type="float">
            <text:p>6865665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585" calcext:value-type="float">
            <text:p>0.42585</text:p>
          </table:table-cell>
          <table:table-cell office:value-type="float" office:value="79693" calcext:value-type="float">
            <text:p>79693</text:p>
          </table:table-cell>
          <table:table-cell office:value-type="float" office:value="0.434506" calcext:value-type="float">
            <text:p>0.434506</text:p>
          </table:table-cell>
          <table:table-cell office:value-type="float" office:value="0.438088" calcext:value-type="float">
            <text:p>0.438088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343283.25" calcext:value-type="float">
            <text:p>343283.25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64164" calcext:value-type="float">
            <text:p>64164</text:p>
          </table:table-cell>
          <table:table-cell office:value-type="float" office:value="3933325446" calcext:value-type="float">
            <text:p>3933325446</text:p>
          </table:table-cell>
          <table:table-cell office:value-type="float" office:value="9204230952" calcext:value-type="float">
            <text:p>9204230952</text:p>
          </table:table-cell>
          <table:table-cell office:value-type="float" office:value="83160" calcext:value-type="float">
            <text:p>83160</text:p>
          </table:table-cell>
          <table:table-cell office:value-type="float" office:value="6868555" calcext:value-type="float">
            <text:p>6868555</text:p>
          </table:table-cell>
          <table:table-cell office:value-type="float" office:value="6919540" calcext:value-type="float">
            <text:p>691954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339" calcext:value-type="float">
            <text:p>0.427339</text:p>
          </table:table-cell>
          <table:table-cell office:value-type="float" office:value="83160" calcext:value-type="float">
            <text:p>83160</text:p>
          </table:table-cell>
          <table:table-cell office:value-type="float" office:value="0.438273" calcext:value-type="float">
            <text:p>0.438273</text:p>
          </table:table-cell>
          <table:table-cell office:value-type="float" office:value="0.441526" calcext:value-type="float">
            <text:p>0.441526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407031.75" calcext:value-type="float">
            <text:p>407031.75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65167" calcext:value-type="float">
            <text:p>65167</text:p>
          </table:table-cell>
          <table:table-cell office:value-type="float" office:value="3931345786" calcext:value-type="float">
            <text:p>3931345786</text:p>
          </table:table-cell>
          <table:table-cell office:value-type="float" office:value="9204411999" calcext:value-type="float">
            <text:p>9204411999</text:p>
          </table:table-cell>
          <table:table-cell office:value-type="float" office:value="79139" calcext:value-type="float">
            <text:p>79139</text:p>
          </table:table-cell>
          <table:table-cell office:value-type="float" office:value="6859212" calcext:value-type="float">
            <text:p>6859212</text:p>
          </table:table-cell>
          <table:table-cell office:value-type="float" office:value="6917563" calcext:value-type="float">
            <text:p>6917563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15" calcext:value-type="float">
            <text:p>0.427115</text:p>
          </table:table-cell>
          <table:table-cell office:value-type="float" office:value="79139" calcext:value-type="float">
            <text:p>79139</text:p>
          </table:table-cell>
          <table:table-cell office:value-type="float" office:value="0.437677" calcext:value-type="float">
            <text:p>0.437677</text:p>
          </table:table-cell>
          <table:table-cell office:value-type="float" office:value="0.4414" calcext:value-type="float">
            <text:p>0.4414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91756.31" calcext:value-type="float">
            <text:p>691756.31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66170" calcext:value-type="float">
            <text:p>66170</text:p>
          </table:table-cell>
          <table:table-cell office:value-type="float" office:value="3967101491" calcext:value-type="float">
            <text:p>3967101491</text:p>
          </table:table-cell>
          <table:table-cell office:value-type="float" office:value="9289793652" calcext:value-type="float">
            <text:p>9289793652</text:p>
          </table:table-cell>
          <table:table-cell office:value-type="float" office:value="82769" calcext:value-type="float">
            <text:p>82769</text:p>
          </table:table-cell>
          <table:table-cell office:value-type="float" office:value="6849938" calcext:value-type="float">
            <text:p>6849938</text:p>
          </table:table-cell>
          <table:table-cell office:value-type="float" office:value="6906043" calcext:value-type="float">
            <text:p>690604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39" calcext:value-type="float">
            <text:p>0.427039</text:p>
          </table:table-cell>
          <table:table-cell office:value-type="float" office:value="82769" calcext:value-type="float">
            <text:p>82769</text:p>
          </table:table-cell>
          <table:table-cell office:value-type="float" office:value="0.437085" calcext:value-type="float">
            <text:p>0.437085</text:p>
          </table:table-cell>
          <table:table-cell office:value-type="float" office:value="0.440665" calcext:value-type="float">
            <text:p>0.44066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493288.78" calcext:value-type="float">
            <text:p>493288.78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67173" calcext:value-type="float">
            <text:p>67173</text:p>
          </table:table-cell>
          <table:table-cell office:value-type="float" office:value="4188233266" calcext:value-type="float">
            <text:p>4188233266</text:p>
          </table:table-cell>
          <table:table-cell office:value-type="float" office:value="9835248316" calcext:value-type="float">
            <text:p>9835248316</text:p>
          </table:table-cell>
          <table:table-cell office:value-type="float" office:value="79503" calcext:value-type="float">
            <text:p>79503</text:p>
          </table:table-cell>
          <table:table-cell office:value-type="float" office:value="6795127" calcext:value-type="float">
            <text:p>6795127</text:p>
          </table:table-cell>
          <table:table-cell office:value-type="float" office:value="6855046" calcext:value-type="float">
            <text:p>6855046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5839" calcext:value-type="float">
            <text:p>0.425839</text:p>
          </table:table-cell>
          <table:table-cell office:value-type="float" office:value="79503" calcext:value-type="float">
            <text:p>79503</text:p>
          </table:table-cell>
          <table:table-cell office:value-type="float" office:value="0.433587" calcext:value-type="float">
            <text:p>0.433587</text:p>
          </table:table-cell>
          <table:table-cell office:value-type="float" office:value="0.437411" calcext:value-type="float">
            <text:p>0.43741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403238" calcext:value-type="float">
            <text:p>403238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68176" calcext:value-type="float">
            <text:p>68176</text:p>
          </table:table-cell>
          <table:table-cell office:value-type="float" office:value="3931752787" calcext:value-type="float">
            <text:p>3931752787</text:p>
          </table:table-cell>
          <table:table-cell office:value-type="float" office:value="9203611258" calcext:value-type="float">
            <text:p>9203611258</text:p>
          </table:table-cell>
          <table:table-cell office:value-type="float" office:value="78616" calcext:value-type="float">
            <text:p>78616</text:p>
          </table:table-cell>
          <table:table-cell office:value-type="float" office:value="6876758" calcext:value-type="float">
            <text:p>6876758</text:p>
          </table:table-cell>
          <table:table-cell office:value-type="float" office:value="6933285" calcext:value-type="float">
            <text:p>6933285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97" calcext:value-type="float">
            <text:p>0.427197</text:p>
          </table:table-cell>
          <table:table-cell office:value-type="float" office:value="78616" calcext:value-type="float">
            <text:p>78616</text:p>
          </table:table-cell>
          <table:table-cell office:value-type="float" office:value="0.438796" calcext:value-type="float">
            <text:p>0.438796</text:p>
          </table:table-cell>
          <table:table-cell office:value-type="float" office:value="0.442403" calcext:value-type="float">
            <text:p>0.442403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30298.62" calcext:value-type="float">
            <text:p>630298.62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69179" calcext:value-type="float">
            <text:p>69179</text:p>
          </table:table-cell>
          <table:table-cell office:value-type="float" office:value="3932105860" calcext:value-type="float">
            <text:p>3932105860</text:p>
          </table:table-cell>
          <table:table-cell office:value-type="float" office:value="9204096707" calcext:value-type="float">
            <text:p>9204096707</text:p>
          </table:table-cell>
          <table:table-cell office:value-type="float" office:value="81214" calcext:value-type="float">
            <text:p>81214</text:p>
          </table:table-cell>
          <table:table-cell office:value-type="float" office:value="6850831" calcext:value-type="float">
            <text:p>6850831</text:p>
          </table:table-cell>
          <table:table-cell office:value-type="float" office:value="6904838" calcext:value-type="float">
            <text:p>6904838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13" calcext:value-type="float">
            <text:p>0.427213</text:p>
          </table:table-cell>
          <table:table-cell office:value-type="float" office:value="81214" calcext:value-type="float">
            <text:p>81214</text:p>
          </table:table-cell>
          <table:table-cell office:value-type="float" office:value="0.437142" calcext:value-type="float">
            <text:p>0.437142</text:p>
          </table:table-cell>
          <table:table-cell office:value-type="float" office:value="0.440588" calcext:value-type="float">
            <text:p>0.440588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767204.25" calcext:value-type="float">
            <text:p>767204.25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70182" calcext:value-type="float">
            <text:p>70182</text:p>
          </table:table-cell>
          <table:table-cell office:value-type="float" office:value="3931758986" calcext:value-type="float">
            <text:p>3931758986</text:p>
          </table:table-cell>
          <table:table-cell office:value-type="float" office:value="9204389623" calcext:value-type="float">
            <text:p>9204389623</text:p>
          </table:table-cell>
          <table:table-cell office:value-type="float" office:value="82192" calcext:value-type="float">
            <text:p>82192</text:p>
          </table:table-cell>
          <table:table-cell office:value-type="float" office:value="6813270" calcext:value-type="float">
            <text:p>6813270</text:p>
          </table:table-cell>
          <table:table-cell office:value-type="float" office:value="6869726" calcext:value-type="float">
            <text:p>686972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61" calcext:value-type="float">
            <text:p>0.427161</text:p>
          </table:table-cell>
          <table:table-cell office:value-type="float" office:value="82192" calcext:value-type="float">
            <text:p>82192</text:p>
          </table:table-cell>
          <table:table-cell office:value-type="float" office:value="0.434745" calcext:value-type="float">
            <text:p>0.434745</text:p>
          </table:table-cell>
          <table:table-cell office:value-type="float" office:value="0.438347" calcext:value-type="float">
            <text:p>0.438347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312260.28" calcext:value-type="float">
            <text:p>312260.28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71185" calcext:value-type="float">
            <text:p>71185</text:p>
          </table:table-cell>
          <table:table-cell office:value-type="float" office:value="4192952822" calcext:value-type="float">
            <text:p>4192952822</text:p>
          </table:table-cell>
          <table:table-cell office:value-type="float" office:value="9843381589" calcext:value-type="float">
            <text:p>9843381589</text:p>
          </table:table-cell>
          <table:table-cell office:value-type="float" office:value="80789" calcext:value-type="float">
            <text:p>80789</text:p>
          </table:table-cell>
          <table:table-cell office:value-type="float" office:value="6861555" calcext:value-type="float">
            <text:p>6861555</text:p>
          </table:table-cell>
          <table:table-cell office:value-type="float" office:value="6923671" calcext:value-type="float">
            <text:p>6923671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5967" calcext:value-type="float">
            <text:p>0.425967</text:p>
          </table:table-cell>
          <table:table-cell office:value-type="float" office:value="80789" calcext:value-type="float">
            <text:p>80789</text:p>
          </table:table-cell>
          <table:table-cell office:value-type="float" office:value="0.437826" calcext:value-type="float">
            <text:p>0.437826</text:p>
          </table:table-cell>
          <table:table-cell office:value-type="float" office:value="0.44179" calcext:value-type="float">
            <text:p>0.44179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99" calcext:value-type="float">
            <text:p>0.99</text:p>
          </table:table-cell>
          <table:table-cell office:value-type="float" office:value="209808.22" calcext:value-type="float">
            <text:p>209808.22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72188" calcext:value-type="float">
            <text:p>72188</text:p>
          </table:table-cell>
          <table:table-cell office:value-type="float" office:value="3932339135" calcext:value-type="float">
            <text:p>3932339135</text:p>
          </table:table-cell>
          <table:table-cell office:value-type="float" office:value="9204253516" calcext:value-type="float">
            <text:p>9204253516</text:p>
          </table:table-cell>
          <table:table-cell office:value-type="float" office:value="82258" calcext:value-type="float">
            <text:p>82258</text:p>
          </table:table-cell>
          <table:table-cell office:value-type="float" office:value="6854342" calcext:value-type="float">
            <text:p>6854342</text:p>
          </table:table-cell>
          <table:table-cell office:value-type="float" office:value="6908423" calcext:value-type="float">
            <text:p>690842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31" calcext:value-type="float">
            <text:p>0.427231</text:p>
          </table:table-cell>
          <table:table-cell office:value-type="float" office:value="82258" calcext:value-type="float">
            <text:p>82258</text:p>
          </table:table-cell>
          <table:table-cell office:value-type="float" office:value="0.437366" calcext:value-type="float">
            <text:p>0.437366</text:p>
          </table:table-cell>
          <table:table-cell office:value-type="float" office:value="0.440817" calcext:value-type="float">
            <text:p>0.440817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431776.44" calcext:value-type="float">
            <text:p>431776.44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73191" calcext:value-type="float">
            <text:p>73191</text:p>
          </table:table-cell>
          <table:table-cell office:value-type="float" office:value="3932239046" calcext:value-type="float">
            <text:p>3932239046</text:p>
          </table:table-cell>
          <table:table-cell office:value-type="float" office:value="9204464276" calcext:value-type="float">
            <text:p>9204464276</text:p>
          </table:table-cell>
          <table:table-cell office:value-type="float" office:value="81261" calcext:value-type="float">
            <text:p>81261</text:p>
          </table:table-cell>
          <table:table-cell office:value-type="float" office:value="6851990" calcext:value-type="float">
            <text:p>6851990</text:p>
          </table:table-cell>
          <table:table-cell office:value-type="float" office:value="6910491" calcext:value-type="float">
            <text:p>691049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1" calcext:value-type="float">
            <text:p>0.42721</text:p>
          </table:table-cell>
          <table:table-cell office:value-type="float" office:value="81261" calcext:value-type="float">
            <text:p>81261</text:p>
          </table:table-cell>
          <table:table-cell office:value-type="float" office:value="0.437216" calcext:value-type="float">
            <text:p>0.437216</text:p>
          </table:table-cell>
          <table:table-cell office:value-type="float" office:value="0.440949" calcext:value-type="float">
            <text:p>0.440949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406499.47" calcext:value-type="float">
            <text:p>406499.47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74194" calcext:value-type="float">
            <text:p>74194</text:p>
          </table:table-cell>
          <table:table-cell office:value-type="float" office:value="3930347475" calcext:value-type="float">
            <text:p>3930347475</text:p>
          </table:table-cell>
          <table:table-cell office:value-type="float" office:value="9204187181" calcext:value-type="float">
            <text:p>9204187181</text:p>
          </table:table-cell>
          <table:table-cell office:value-type="float" office:value="78986" calcext:value-type="float">
            <text:p>78986</text:p>
          </table:table-cell>
          <table:table-cell office:value-type="float" office:value="6809608" calcext:value-type="float">
            <text:p>6809608</text:p>
          </table:table-cell>
          <table:table-cell office:value-type="float" office:value="6864829" calcext:value-type="float">
            <text:p>6864829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17" calcext:value-type="float">
            <text:p>0.427017</text:p>
          </table:table-cell>
          <table:table-cell office:value-type="float" office:value="78986" calcext:value-type="float">
            <text:p>78986</text:p>
          </table:table-cell>
          <table:table-cell office:value-type="float" office:value="0.434511" calcext:value-type="float">
            <text:p>0.434511</text:p>
          </table:table-cell>
          <table:table-cell office:value-type="float" office:value="0.438035" calcext:value-type="float">
            <text:p>0.43803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326896.62" calcext:value-type="float">
            <text:p>326896.62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75197" calcext:value-type="float">
            <text:p>75197</text:p>
          </table:table-cell>
          <table:table-cell office:value-type="float" office:value="4195253284" calcext:value-type="float">
            <text:p>4195253284</text:p>
          </table:table-cell>
          <table:table-cell office:value-type="float" office:value="9852349797" calcext:value-type="float">
            <text:p>9852349797</text:p>
          </table:table-cell>
          <table:table-cell office:value-type="float" office:value="80234" calcext:value-type="float">
            <text:p>80234</text:p>
          </table:table-cell>
          <table:table-cell office:value-type="float" office:value="6809046" calcext:value-type="float">
            <text:p>6809046</text:p>
          </table:table-cell>
          <table:table-cell office:value-type="float" office:value="6868178" calcext:value-type="float">
            <text:p>686817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5812" calcext:value-type="float">
            <text:p>0.425812</text:p>
          </table:table-cell>
          <table:table-cell office:value-type="float" office:value="80234" calcext:value-type="float">
            <text:p>80234</text:p>
          </table:table-cell>
          <table:table-cell office:value-type="float" office:value="0.434476" calcext:value-type="float">
            <text:p>0.434476</text:p>
          </table:table-cell>
          <table:table-cell office:value-type="float" office:value="0.438249" calcext:value-type="float">
            <text:p>0.438249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99" calcext:value-type="float">
            <text:p>0.99</text:p>
          </table:table-cell>
          <table:table-cell office:value-type="float" office:value="236833.72" calcext:value-type="float">
            <text:p>236833.72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76200" calcext:value-type="float">
            <text:p>76200</text:p>
          </table:table-cell>
          <table:table-cell office:value-type="float" office:value="3978989868" calcext:value-type="float">
            <text:p>3978989868</text:p>
          </table:table-cell>
          <table:table-cell office:value-type="float" office:value="9317986278" calcext:value-type="float">
            <text:p>9317986278</text:p>
          </table:table-cell>
          <table:table-cell office:value-type="float" office:value="81016" calcext:value-type="float">
            <text:p>81016</text:p>
          </table:table-cell>
          <table:table-cell office:value-type="float" office:value="6854863" calcext:value-type="float">
            <text:p>6854863</text:p>
          </table:table-cell>
          <table:table-cell office:value-type="float" office:value="6909763" calcext:value-type="float">
            <text:p>690976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23" calcext:value-type="float">
            <text:p>0.427023</text:p>
          </table:table-cell>
          <table:table-cell office:value-type="float" office:value="81016" calcext:value-type="float">
            <text:p>81016</text:p>
          </table:table-cell>
          <table:table-cell office:value-type="float" office:value="0.437399" calcext:value-type="float">
            <text:p>0.437399</text:p>
          </table:table-cell>
          <table:table-cell office:value-type="float" office:value="0.440902" calcext:value-type="float">
            <text:p>0.440902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99" calcext:value-type="float">
            <text:p>0.99</text:p>
          </table:table-cell>
          <table:table-cell office:value-type="float" office:value="276390.53" calcext:value-type="float">
            <text:p>276390.53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77203" calcext:value-type="float">
            <text:p>77203</text:p>
          </table:table-cell>
          <table:table-cell office:value-type="float" office:value="3932566305" calcext:value-type="float">
            <text:p>3932566305</text:p>
          </table:table-cell>
          <table:table-cell office:value-type="float" office:value="9204397213" calcext:value-type="float">
            <text:p>9204397213</text:p>
          </table:table-cell>
          <table:table-cell office:value-type="float" office:value="82510" calcext:value-type="float">
            <text:p>82510</text:p>
          </table:table-cell>
          <table:table-cell office:value-type="float" office:value="6850312" calcext:value-type="float">
            <text:p>6850312</text:p>
          </table:table-cell>
          <table:table-cell office:value-type="float" office:value="6904763" calcext:value-type="float">
            <text:p>6904763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49" calcext:value-type="float">
            <text:p>0.427249</text:p>
          </table:table-cell>
          <table:table-cell office:value-type="float" office:value="82510" calcext:value-type="float">
            <text:p>82510</text:p>
          </table:table-cell>
          <table:table-cell office:value-type="float" office:value="0.437109" calcext:value-type="float">
            <text:p>0.437109</text:p>
          </table:table-cell>
          <table:table-cell office:value-type="float" office:value="0.440583" calcext:value-type="float">
            <text:p>0.440583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690476.31" calcext:value-type="float">
            <text:p>690476.31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78206" calcext:value-type="float">
            <text:p>78206</text:p>
          </table:table-cell>
          <table:table-cell office:value-type="float" office:value="3931702603" calcext:value-type="float">
            <text:p>3931702603</text:p>
          </table:table-cell>
          <table:table-cell office:value-type="float" office:value="9203679973" calcext:value-type="float">
            <text:p>9203679973</text:p>
          </table:table-cell>
          <table:table-cell office:value-type="float" office:value="81269" calcext:value-type="float">
            <text:p>81269</text:p>
          </table:table-cell>
          <table:table-cell office:value-type="float" office:value="6875328" calcext:value-type="float">
            <text:p>6875328</text:p>
          </table:table-cell>
          <table:table-cell office:value-type="float" office:value="6932869" calcext:value-type="float">
            <text:p>6932869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88" calcext:value-type="float">
            <text:p>0.427188</text:p>
          </table:table-cell>
          <table:table-cell office:value-type="float" office:value="81269" calcext:value-type="float">
            <text:p>81269</text:p>
          </table:table-cell>
          <table:table-cell office:value-type="float" office:value="0.438705" calcext:value-type="float">
            <text:p>0.438705</text:p>
          </table:table-cell>
          <table:table-cell office:value-type="float" office:value="0.442376" calcext:value-type="float">
            <text:p>0.442376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462191.28" calcext:value-type="float">
            <text:p>462191.28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79209" calcext:value-type="float">
            <text:p>79209</text:p>
          </table:table-cell>
          <table:table-cell office:value-type="float" office:value="4197441956" calcext:value-type="float">
            <text:p>4197441956</text:p>
          </table:table-cell>
          <table:table-cell office:value-type="float" office:value="9861307824" calcext:value-type="float">
            <text:p>9861307824</text:p>
          </table:table-cell>
          <table:table-cell office:value-type="float" office:value="79192" calcext:value-type="float">
            <text:p>79192</text:p>
          </table:table-cell>
          <table:table-cell office:value-type="float" office:value="6742852" calcext:value-type="float">
            <text:p>6742852</text:p>
          </table:table-cell>
          <table:table-cell office:value-type="float" office:value="6802854" calcext:value-type="float">
            <text:p>6802854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5648" calcext:value-type="float">
            <text:p>0.425648</text:p>
          </table:table-cell>
          <table:table-cell office:value-type="float" office:value="79192" calcext:value-type="float">
            <text:p>79192</text:p>
          </table:table-cell>
          <table:table-cell office:value-type="float" office:value="0.430252" calcext:value-type="float">
            <text:p>0.430252</text:p>
          </table:table-cell>
          <table:table-cell office:value-type="float" office:value="0.43408" calcext:value-type="float">
            <text:p>0.43408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99" calcext:value-type="float">
            <text:p>0.99</text:p>
          </table:table-cell>
          <table:table-cell office:value-type="float" office:value="179022.47" calcext:value-type="float">
            <text:p>179022.47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80212" calcext:value-type="float">
            <text:p>80212</text:p>
          </table:table-cell>
          <table:table-cell office:value-type="float" office:value="3931193853" calcext:value-type="float">
            <text:p>3931193853</text:p>
          </table:table-cell>
          <table:table-cell office:value-type="float" office:value="9204088611" calcext:value-type="float">
            <text:p>9204088611</text:p>
          </table:table-cell>
          <table:table-cell office:value-type="float" office:value="79366" calcext:value-type="float">
            <text:p>79366</text:p>
          </table:table-cell>
          <table:table-cell office:value-type="float" office:value="6858464" calcext:value-type="float">
            <text:p>6858464</text:p>
          </table:table-cell>
          <table:table-cell office:value-type="float" office:value="6913587" calcext:value-type="float">
            <text:p>6913587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114" calcext:value-type="float">
            <text:p>0.427114</text:p>
          </table:table-cell>
          <table:table-cell office:value-type="float" office:value="79366" calcext:value-type="float">
            <text:p>79366</text:p>
          </table:table-cell>
          <table:table-cell office:value-type="float" office:value="0.437629" calcext:value-type="float">
            <text:p>0.437629</text:p>
          </table:table-cell>
          <table:table-cell office:value-type="float" office:value="0.441146" calcext:value-type="float">
            <text:p>0.441146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768176.31" calcext:value-type="float">
            <text:p>768176.31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81215" calcext:value-type="float">
            <text:p>81215</text:p>
          </table:table-cell>
          <table:table-cell office:value-type="float" office:value="3973474297" calcext:value-type="float">
            <text:p>3973474297</text:p>
          </table:table-cell>
          <table:table-cell office:value-type="float" office:value="9305406856" calcext:value-type="float">
            <text:p>9305406856</text:p>
          </table:table-cell>
          <table:table-cell office:value-type="float" office:value="82405" calcext:value-type="float">
            <text:p>82405</text:p>
          </table:table-cell>
          <table:table-cell office:value-type="float" office:value="6849178" calcext:value-type="float">
            <text:p>6849178</text:p>
          </table:table-cell>
          <table:table-cell office:value-type="float" office:value="6904557" calcext:value-type="float">
            <text:p>690455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007" calcext:value-type="float">
            <text:p>0.427007</text:p>
          </table:table-cell>
          <table:table-cell office:value-type="float" office:value="82405" calcext:value-type="float">
            <text:p>82405</text:p>
          </table:table-cell>
          <table:table-cell office:value-type="float" office:value="0.437036" calcext:value-type="float">
            <text:p>0.437036</text:p>
          </table:table-cell>
          <table:table-cell office:value-type="float" office:value="0.44057" calcext:value-type="float">
            <text:p>0.44057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345227.84" calcext:value-type="float">
            <text:p>345227.84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82218" calcext:value-type="float">
            <text:p>82218</text:p>
          </table:table-cell>
          <table:table-cell office:value-type="float" office:value="3932273421" calcext:value-type="float">
            <text:p>3932273421</text:p>
          </table:table-cell>
          <table:table-cell office:value-type="float" office:value="9204538560" calcext:value-type="float">
            <text:p>9204538560</text:p>
          </table:table-cell>
          <table:table-cell office:value-type="float" office:value="82185" calcext:value-type="float">
            <text:p>82185</text:p>
          </table:table-cell>
          <table:table-cell office:value-type="float" office:value="6858039" calcext:value-type="float">
            <text:p>6858039</text:p>
          </table:table-cell>
          <table:table-cell office:value-type="float" office:value="6909387" calcext:value-type="float">
            <text:p>6909387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721" calcext:value-type="float">
            <text:p>0.42721</text:p>
          </table:table-cell>
          <table:table-cell office:value-type="float" office:value="82185" calcext:value-type="float">
            <text:p>82185</text:p>
          </table:table-cell>
          <table:table-cell office:value-type="float" office:value="0.437602" calcext:value-type="float">
            <text:p>0.437602</text:p>
          </table:table-cell>
          <table:table-cell office:value-type="float" office:value="0.440878" calcext:value-type="float">
            <text:p>0.440878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99" calcext:value-type="float">
            <text:p>0.99</text:p>
          </table:table-cell>
          <table:table-cell office:value-type="float" office:value="314063.03" calcext:value-type="float">
            <text:p>314063.03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83221" calcext:value-type="float">
            <text:p>83221</text:p>
          </table:table-cell>
          <table:table-cell office:value-type="float" office:value="4204000096" calcext:value-type="float">
            <text:p>4204000096</text:p>
          </table:table-cell>
          <table:table-cell office:value-type="float" office:value="9870125251" calcext:value-type="float">
            <text:p>9870125251</text:p>
          </table:table-cell>
          <table:table-cell office:value-type="float" office:value="81450" calcext:value-type="float">
            <text:p>81450</text:p>
          </table:table-cell>
          <table:table-cell office:value-type="float" office:value="6855478" calcext:value-type="float">
            <text:p>6855478</text:p>
          </table:table-cell>
          <table:table-cell office:value-type="float" office:value="6916332" calcext:value-type="float">
            <text:p>6916332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5932" calcext:value-type="float">
            <text:p>0.425932</text:p>
          </table:table-cell>
          <table:table-cell office:value-type="float" office:value="81450" calcext:value-type="float">
            <text:p>81450</text:p>
          </table:table-cell>
          <table:table-cell office:value-type="float" office:value="0.437438" calcext:value-type="float">
            <text:p>0.437438</text:p>
          </table:table-cell>
          <table:table-cell office:value-type="float" office:value="0.441321" calcext:value-type="float">
            <text:p>0.44132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99" calcext:value-type="float">
            <text:p>0.99</text:p>
          </table:table-cell>
          <table:table-cell office:value-type="float" office:value="216135.38" calcext:value-type="float">
            <text:p>216135.38</text:p>
          </table:table-cell>
        </table:table-row>
        <table:table-row table:style-name="ro1">
          <table:table-cell office:value-type="float" office:value="59034" calcext:value-type="float">
            <text:p>59034</text:p>
          </table:table-cell>
          <table:table-cell office:value-type="float" office:value="83684" calcext:value-type="float">
            <text:p>83684</text:p>
          </table:table-cell>
          <table:table-cell office:value-type="float" office:value="1756720632" calcext:value-type="float">
            <text:p>1756720632</text:p>
          </table:table-cell>
          <table:table-cell office:value-type="float" office:value="4093524017" calcext:value-type="float">
            <text:p>4093524017</text:p>
          </table:table-cell>
          <table:table-cell office:value-type="float" office:value="45499" calcext:value-type="float">
            <text:p>45499</text:p>
          </table:table-cell>
          <table:table-cell office:value-type="float" office:value="3106312" calcext:value-type="float">
            <text:p>3106312</text:p>
          </table:table-cell>
          <table:table-cell office:value-type="float" office:value="3132315" calcext:value-type="float">
            <text:p>3132315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9146" calcext:value-type="float">
            <text:p>0.429146</text:p>
          </table:table-cell>
          <table:table-cell office:value-type="float" office:value="45499" calcext:value-type="float">
            <text:p>45499</text:p>
          </table:table-cell>
          <table:table-cell office:value-type="float" office:value="0.429382" calcext:value-type="float">
            <text:p>0.429382</text:p>
          </table:table-cell>
          <table:table-cell office:value-type="float" office:value="0.432977" calcext:value-type="float">
            <text:p>0.43297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99" calcext:value-type="float">
            <text:p>0.99</text:p>
          </table:table-cell>
          <table:table-cell office:value-type="float" office:value="35594.49" calcext:value-type="float">
            <text:p>35594.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9:00:12.693713419</meta:creation-date>
    <dc:date>2015-11-01T19:01:35.589012151</dc:date>
    <meta:editing-duration>P0D</meta:editing-duration>
    <meta:editing-cycles>1</meta:editing-cycles>
    <meta:document-statistic meta:table-count="1" meta:cell-count="1700" meta:object-count="0"/>
    <meta:generator>LibreOffice/4.2.8.2$Linux_X86_64 LibreOffice_project/420m0$Build-2</meta:generator>
  </office:meta>
</office:document-meta>
</file>